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43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819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3.252in"/>
    </style:style>
    <style:style style:name="co8" style:family="table-column">
      <style:table-column-properties fo:break-before="auto" style:column-width="0.4236in"/>
    </style:style>
    <style:style style:name="co9" style:family="table-column">
      <style:table-column-properties fo:break-before="auto" style:column-width="0.3374in"/>
    </style:style>
    <style:style style:name="co10" style:family="table-column">
      <style:table-column-properties fo:break-before="auto" style:column-width="1.548in"/>
    </style:style>
    <style:style style:name="co11" style:family="table-column">
      <style:table-column-properties fo:break-before="auto" style:column-width="1.5972in"/>
    </style:style>
    <style:style style:name="co12" style:family="table-column">
      <style:table-column-properties fo:break-before="auto" style:column-width="1.4244in"/>
    </style:style>
    <style:style style:name="co13" style:family="table-column">
      <style:table-column-properties fo:break-before="auto" style:column-width="1.1693in"/>
    </style:style>
    <style:style style:name="co14" style:family="table-column">
      <style:table-column-properties fo:break-before="auto" style:column-width="1.4035in"/>
    </style:style>
    <style:style style:name="co15" style:family="table-column">
      <style:table-column-properties fo:break-before="auto" style:column-width="0.5102in"/>
    </style:style>
    <style:style style:name="co16" style:family="table-column">
      <style:table-column-properties fo:break-before="auto" style:column-width="1.0661in"/>
    </style:style>
    <style:style style:name="co17" style:family="table-column">
      <style:table-column-properties fo:break-before="auto" style:column-width="0.5528in"/>
    </style:style>
    <style:style style:name="co18" style:family="table-column">
      <style:table-column-properties fo:break-before="auto" style:column-width="0.4035in"/>
    </style:style>
    <style:style style:name="co19" style:family="table-column">
      <style:table-column-properties fo:break-before="auto" style:column-width="6.0902in"/>
    </style:style>
    <style:style style:name="ro1" style:family="table-row">
      <style:table-row-properties style:row-height="2.3898in" fo:break-before="auto" style:use-optimal-row-height="fals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2.670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9835in" fo:break-before="auto" style:use-optimal-row-height="true"/>
    </style:style>
    <style:style style:name="ta1" style:family="table" style:master-page-name="PageStyle_5f_LPC1769FBD100_2c_551">
      <style:table-properties table:display="true" style:writing-mode="lr-tb"/>
    </style:style>
    <style:style style:name="ta2" style:family="table" style:master-page-name="PageStyle_5f_Processed">
      <style:table-properties table:display="true" style:writing-mode="lr-tb"/>
    </style:style>
    <style:style style:name="ta3" style:family="table" style:master-page-name="PageStyle_5f_KiCA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0.06pt solid #000000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0.06pt solid #000000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="0.06pt solid #000000" style:rotation-angle="9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ackground-color="#4472c4" fo:border="0.06pt solid #000000" style:rotation-align="none"/>
      <style:text-properties fo:color="#ffe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ackground-color="#5b9bd5" fo:border="0.06pt solid #000000" style:rotation-align="none"/>
      <style:text-properties fo:color="#ffe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bdd7ee" fo:border="0.06pt solid #000000" style:rotation-align="none"/>
    </style:style>
    <style:style style:name="ce34" style:family="table-cell" style:parent-style-name="Default">
      <style:table-cell-properties fo:background-color="#c5e0b4" fo:border="0.06pt solid #000000" style:rotation-align="none"/>
    </style:style>
    <style:style style:name="ce35" style:family="table-cell" style:parent-style-name="Default">
      <style:table-cell-properties fo:background-color="#70ad47" fo:border="0.06pt solid #000000" style:rotation-align="none"/>
    </style:style>
    <style:style style:name="ce36" style:family="table-cell" style:parent-style-name="Default">
      <style:table-cell-properties fo:background-color="#f8cbad" fo:border="0.06pt solid #000000" style:rotation-align="none"/>
    </style:style>
    <style:style style:name="ce37" style:family="table-cell" style:parent-style-name="Default">
      <style:table-cell-properties fo:background-color="#b4c7e7" fo:border="0.06pt solid #000000" style:rotation-align="none"/>
    </style:style>
    <style:style style:name="ce38" style:family="table-cell" style:parent-style-name="Default">
      <style:table-cell-properties fo:background-color="#f4b183" fo:border="0.06pt solid #000000" style:rotation-align="none"/>
    </style:style>
    <style:style style:name="ce39" style:family="table-cell" style:parent-style-name="Default">
      <style:table-cell-properties fo:background-color="#ffe699" fo:border="0.06pt solid #000000" style:rotation-align="none"/>
    </style:style>
    <style:style style:name="ce40" style:family="table-cell" style:parent-style-name="Default">
      <style:table-cell-properties style:rotation-angle="90"/>
    </style:style>
    <style:style style:name="T1" style:family="text">
      <style:text-properties fo:color="#000000" style:font-name="Arial" fo:font-size="9pt" fo:font-weight="normal" style:text-underline-style="none" style:text-underline-color="font-color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style-complex="normal" fo:color="#000000" style:font-style-asian="normal" style:font-weight-complex="normal" style:font-weight-asian="normal" style:font-size-complex="9pt" style:font-size-asian="9pt" style:text-position="0%" fo:text-shadow="none" style:text-outline="false" fo:font-style="normal" style:text-underline-style="none" style:text-underline-color="font-color" fo:font-weight="normal" fo:font-size="9pt" style:font-name="Arial"/>
    </style:style>
    <style:style style:name="T3" style:family="text">
      <style:text-properties style:font-style-complex="normal" fo:color="#000000" style:font-style-asian="normal" style:font-weight-complex="normal" style:font-weight-asian="normal" style:text-position="0%" fo:text-shadow="none" style:text-outline="false" fo:font-style="normal" style:text-underline-style="none" style:text-underline-color="font-color" fo:font-weight="normal" style:font-name="Arial" fo:font-size="12pt" style:font-size-asian="12pt" style:font-size-complex="12pt"/>
    </style:style>
    <style:style style:name="T4" style:family="text">
      <style:text-properties fo:color="#000000" style:font-name="Arial" fo:font-size="12pt" fo:font-weight="normal" style:text-underline-style="none" style:text-underline-color="font-color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PC1769FBD100,55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5" table:default-cell-style-name="ce11"/>
        <table:table-column table:style-name="co4" table:default-cell-style-name="ce12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table:style-name="ce10" office:value-type="string" calcext:value-type="string">
            <text:p>Smoothie Board Reserved?</text:p>
          </table:table-cell>
          <table:table-cell table:style-name="ce10" office:value-type="string" calcext:value-type="string">
            <text:p>Reconfigurable?</text:p>
          </table:table-cell>
          <table:table-cell table:style-name="ce10" office:value-type="string" calcext:value-type="string">
            <text:p>ADC Input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string" calcext:value-type="string">
            <text:p>SPI</text:p>
          </table:table-cell>
          <table:table-cell table:style-name="ce10" office:value-type="string" calcext:value-type="string">
            <text:p>Smoothie Function</text:p>
          </table:table-cell>
          <table:table-cell table:style-name="ce10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.c.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doesn’t exist in symbo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Reset butto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1_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1_3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Crys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Crys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8]/SCL0/USB_SCL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Verify firmwa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27]/SDA0/USB_SDA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Verify firmwa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3_2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3_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9]/USB_D+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US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30]/USB_D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US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1_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1_2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X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Y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Y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Z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Z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OT_SDA</text:p>
          </table:table-cell>
          <table:table-cell office:value-type="string" calcext:value-type="string">
            <text:p>should be, check firmware option abilit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OT_SCL</text:p>
          </table:table-cell>
          <table:table-cell office:value-type="string" calcext:value-type="string">
            <text:p>should be, check firmware option abilit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N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IR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DIR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LAY/P2_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2_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ISP_BOOT/P2_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DIR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EN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IR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N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P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DIR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EN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LAY_LE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EN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X_0</text:p>
          </table:table-cell>
          <table:table-cell office:value-type="string" calcext:value-type="string">
            <text:p>not s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X_0</text:p>
          </table:table-cell>
          <table:table-cell office:value-type="string" calcext:value-type="string">
            <text:p>not s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1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9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2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Default"/>
          <table:table-cell table:number-columns-repeated="1022"/>
        </table:table-row>
        <table:table-row table:style-name="ro2" table:number-rows-repeated="10">
          <table:table-cell table:style-name="ce5"/>
          <table:table-cell table:style-name="ce7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 table:number-rows-repeated="10481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cessed" table:style-name="ta2">
        <office:forms form:automatic-focus="false" form:apply-design-mode="false"/>
        <table:table-column table:style-name="co7" table:default-cell-style-name="ce8"/>
        <table:table-column table:style-name="co8" table:default-cell-style-name="ce11"/>
        <table:table-column table:style-name="co9" table:number-columns-repeated="2" table:default-cell-style-name="Default"/>
        <table:table-column table:style-name="co9" table:default-cell-style-name="ce11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1008" table:default-cell-style-name="Default"/>
        <table:table-row table:style-name="ro3">
          <table:table-cell table:style-name="ce13" office:value-type="string" calcext:value-type="string">
            <text:p>Pin Name</text:p>
          </table:table-cell>
          <table:table-cell table:style-name="ce18" office:value-type="string" calcext:value-type="string">
            <text:p>LQFP100 Pin</text:p>
          </table:table-cell>
          <table:table-cell table:style-name="ce23" office:value-type="string" calcext:value-type="string">
            <text:p>Smoothie Board Reserved?</text:p>
          </table:table-cell>
          <table:table-cell table:style-name="ce23" office:value-type="string" calcext:value-type="string">
            <text:p>Reconfigurable?</text:p>
          </table:table-cell>
          <table:table-cell table:style-name="ce23" office:value-type="string" calcext:value-type="string">
            <text:p>ADC Inpu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Smoothie Function</text:p>
          </table:table-cell>
          <table:table-cell table:style-name="ce30" office:value-type="string" calcext:value-type="string">
            <text:p>F1</text:p>
          </table:table-cell>
          <table:table-cell table:style-name="ce23" office:value-type="string" calcext:value-type="string">
            <text:p>F2</text:p>
          </table:table-cell>
          <table:table-cell table:style-name="ce23" office:value-type="string" calcext:value-type="string">
            <text:p>F3</text:p>
          </table:table-cell>
          <table:table-cell table:style-name="ce23" office:value-type="string" calcext:value-type="string">
            <text:p>F4</text:p>
          </table:table-cell>
          <table:table-cell table:style-name="ce23" office:value-type="string" calcext:value-type="string">
            <text:p>PEX Group</text:p>
          </table:table-cell>
          <table:table-cell table:style-name="ce26" office:value-type="string" calcext:value-type="string">
            <text:p>Func</text:p>
          </table:table-cell>
          <table:table-cell table:style-name="ce26" office:value-type="string" calcext:value-type="string">
            <text:p>Net Name</text:p>
          </table:table-cell>
          <table:table-cell table:style-name="ce40" office:value-type="string" calcext:value-type="string">
            <text:p>Sch Check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9]/I2STX_SDA/MOSI1/MAT2[3]</text:p>
          </table:table-cell>
          <table:table-cell table:style-name="ce19" office:value-type="float" office:value="76" calcext:value-type="float">
            <text:p>7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SPI_SD</text:p>
          </table:table-cell>
          <table:table-cell table:style-name="ce14" office:value-type="string" calcext:value-type="string">
            <text:p>P0[9]</text:p>
          </table:table-cell>
          <table:table-cell table:style-name="ce26" office:value-type="string" calcext:value-type="string">
            <text:p>I2STX_SDA</text:p>
          </table:table-cell>
          <table:table-cell table:style-name="ce26" office:value-type="string" calcext:value-type="string">
            <text:p>MOSI1</text:p>
          </table:table-cell>
          <table:table-cell table:style-name="ce26" office:value-type="string" calcext:value-type="string">
            <text:p>MAT2[3]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string" calcext:value-type="string">
            <text:p>SPI1</text:p>
          </table:table-cell>
          <table:table-cell table:style-name="ce26" office:value-type="string" calcext:value-type="string">
            <text:p>J01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8]/I2STX_WS/MISO1/MAT2[2]</text:p>
          </table:table-cell>
          <table:table-cell table:style-name="ce19" office:value-type="float" office:value="77" calcext:value-type="float">
            <text:p>7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SPI_SD</text:p>
          </table:table-cell>
          <table:table-cell table:style-name="ce14" office:value-type="string" calcext:value-type="string">
            <text:p>P0[8]</text:p>
          </table:table-cell>
          <table:table-cell table:style-name="ce26" office:value-type="string" calcext:value-type="string">
            <text:p>I2STX_WS</text:p>
          </table:table-cell>
          <table:table-cell table:style-name="ce26" office:value-type="string" calcext:value-type="string">
            <text:p>MISO1</text:p>
          </table:table-cell>
          <table:table-cell table:style-name="ce26" office:value-type="string" calcext:value-type="string">
            <text:p>MAT2[2]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string" calcext:value-type="string">
            <text:p>SPI1</text:p>
          </table:table-cell>
          <table:table-cell table:style-name="ce26" office:value-type="string" calcext:value-type="string">
            <text:p>J01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6]/I2SRX_SDA/SSEL1/MAT2[0]</text:p>
          </table:table-cell>
          <table:table-cell table:style-name="ce19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SPI_SD</text:p>
          </table:table-cell>
          <table:table-cell table:style-name="ce14" office:value-type="string" calcext:value-type="string">
            <text:p>P0[6]</text:p>
          </table:table-cell>
          <table:table-cell table:style-name="ce26" office:value-type="string" calcext:value-type="string">
            <text:p>I2SRX_SDA</text:p>
          </table:table-cell>
          <table:table-cell table:style-name="ce26" office:value-type="string" calcext:value-type="string">
            <text:p>SSEL1</text:p>
          </table:table-cell>
          <table:table-cell table:style-name="ce26" office:value-type="string" calcext:value-type="string">
            <text:p>MAT2[0]</text:p>
          </table:table-cell>
          <table:table-cell table:style-name="ce26" office:value-type="float" office:value="0.14" calcext:value-type="float">
            <text:p>0.14</text:p>
          </table:table-cell>
          <table:table-cell table:style-name="ce26" office:value-type="string" calcext:value-type="string">
            <text:p>SPI1</text:p>
          </table:table-cell>
          <table:table-cell table:style-name="ce26" office:value-type="string" calcext:value-type="string">
            <text:p>J01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7]/I2STX_CLK/SCK1/MAT2[1]</text:p>
          </table:table-cell>
          <table:table-cell table:style-name="ce19" office:value-type="float" office:value="78" calcext:value-type="float">
            <text:p>7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SPI_SD</text:p>
          </table:table-cell>
          <table:table-cell table:style-name="ce14" office:value-type="string" calcext:value-type="string">
            <text:p>P0[7]</text:p>
          </table:table-cell>
          <table:table-cell table:style-name="ce26" office:value-type="string" calcext:value-type="string">
            <text:p>I2STX_CLK</text:p>
          </table:table-cell>
          <table:table-cell table:style-name="ce26" office:value-type="string" calcext:value-type="string">
            <text:p>SCK1</text:p>
          </table:table-cell>
          <table:table-cell table:style-name="ce26" office:value-type="string" calcext:value-type="string">
            <text:p>MAT2[1]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string" calcext:value-type="string">
            <text:p>SPI1</text:p>
          </table:table-cell>
          <table:table-cell table:style-name="ce26" office:value-type="string" calcext:value-type="string">
            <text:p>J01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3]/AD0[0]/I2SRX_CLK/CAP3[0]</text:p>
          </table:table-cell>
          <table:table-cell table:style-name="ce19" office:value-type="float" office:value="9" calcext:value-type="float">
            <text:p>9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TH1</text:p>
          </table:table-cell>
          <table:table-cell table:style-name="ce14" office:value-type="string" calcext:value-type="string">
            <text:p>P0[23]</text:p>
          </table:table-cell>
          <table:table-cell table:style-name="ce31" office:value-type="string" calcext:value-type="string">
            <text:p>AD0[0]</text:p>
          </table:table-cell>
          <table:table-cell table:style-name="ce31" table:number-columns-repeated="2"/>
          <table:table-cell table:style-name="ce26" office:value-type="float" office:value="1.11" calcext:value-type="float">
            <text:p>1.11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2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4]/AD0[1]/I2SRX_WS/CAP3[1]</text:p>
          </table:table-cell>
          <table:table-cell table:style-name="ce19" office:value-type="float" office:value="8" calcext:value-type="float">
            <text:p>8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TH2</text:p>
          </table:table-cell>
          <table:table-cell table:style-name="ce14" office:value-type="string" calcext:value-type="string">
            <text:p>P0[24]</text:p>
          </table:table-cell>
          <table:table-cell table:style-name="ce31" office:value-type="string" calcext:value-type="string">
            <text:p>AD0[1]</text:p>
          </table:table-cell>
          <table:table-cell table:style-name="ce31" table:number-columns-repeated="2"/>
          <table:table-cell table:style-name="ce26" office:value-type="float" office:value="1.12" calcext:value-type="float">
            <text:p>1.12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2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6]/AD0[3]/AOUT/RXD3</text:p>
          </table:table-cell>
          <table:table-cell table:style-name="ce19" office:value-type="float" office:value="6" calcext:value-type="float">
            <text:p>6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TH4</text:p>
          </table:table-cell>
          <table:table-cell table:style-name="ce14" office:value-type="string" calcext:value-type="string">
            <text:p>P0[26]</text:p>
          </table:table-cell>
          <table:table-cell table:style-name="ce31" office:value-type="string" calcext:value-type="string">
            <text:p>AD0[3]</text:p>
          </table:table-cell>
          <table:table-cell table:style-name="ce31" office:value-type="string" calcext:value-type="string">
            <text:p>AOUT</text:p>
          </table:table-cell>
          <table:table-cell table:style-name="ce31" office:value-type="string" calcext:value-type="string">
            <text:p>RXD3</text:p>
          </table:table-cell>
          <table:table-cell table:style-name="ce26" office:value-type="float" office:value="1.13" calcext:value-type="float">
            <text:p>1.13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2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5]/AD0[2]/I2SRX_SDA/TXD3</text:p>
          </table:table-cell>
          <table:table-cell table:style-name="ce19" office:value-type="float" office:value="7" calcext:value-type="float">
            <text:p>7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TH3</text:p>
          </table:table-cell>
          <table:table-cell table:style-name="ce14" office:value-type="string" calcext:value-type="string">
            <text:p>P0[25]</text:p>
          </table:table-cell>
          <table:table-cell table:style-name="ce31" office:value-type="string" calcext:value-type="string">
            <text:p>AD0[2]</text:p>
          </table:table-cell>
          <table:table-cell table:style-name="ce31"/>
          <table:table-cell table:style-name="ce31" office:value-type="string" calcext:value-type="string">
            <text:p>TXD3</text:p>
          </table:table-cell>
          <table:table-cell table:style-name="ce26" office:value-type="float" office:value="1.14" calcext:value-type="float">
            <text:p>1.14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2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31]/SCK1/AD0[5]</text:p>
          </table:table-cell>
          <table:table-cell table:style-name="ce19" office:value-type="float" office:value="20" calcext:value-type="float">
            <text:p>20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P1_31</text:p>
          </table:table-cell>
          <table:table-cell table:style-name="ce14" office:value-type="string" calcext:value-type="string">
            <text:p>P1[31]</text:p>
          </table:table-cell>
          <table:table-cell table:style-name="ce32" office:value-type="string" calcext:value-type="string">
            <text:p>SCK1</text:p>
          </table:table-cell>
          <table:table-cell table:style-name="ce32" office:value-type="string" calcext:value-type="string">
            <text:p>AD0[5]</text:p>
          </table:table-cell>
          <table:table-cell table:style-name="ce32"/>
          <table:table-cell table:style-name="ce26" office:value-type="float" office:value="1.21" calcext:value-type="float">
            <text:p>1.21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3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5">
          <table:table-cell table:style-name="ce14" office:value-type="string" calcext:value-type="string">
            <text:p>P1[30]/V<text:span text:style-name="T2">BUS</text:span><text:span text:style-name="T3">/AD0[4]</text:span></text:p>
          </table:table-cell>
          <table:table-cell table:style-name="ce19" office:value-type="float" office:value="21" calcext:value-type="float">
            <text:p>2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P1_30</text:p>
          </table:table-cell>
          <table:table-cell table:style-name="ce14" office:value-type="string" calcext:value-type="string">
            <text:p>P1[30]</text:p>
          </table:table-cell>
          <table:table-cell table:style-name="ce32" office:value-type="string" calcext:value-type="string">
            <text:p>VBUS</text:p>
          </table:table-cell>
          <table:table-cell table:style-name="ce32" office:value-type="string" calcext:value-type="string">
            <text:p>AD0[4]</text:p>
          </table:table-cell>
          <table:table-cell table:style-name="ce32"/>
          <table:table-cell table:style-name="ce26" office:value-type="float" office:value="1.22" calcext:value-type="float">
            <text:p>1.22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3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3]/RXD0/AD0[6]</text:p>
          </table:table-cell>
          <table:table-cell table:style-name="ce19" office:value-type="float" office:value="99" calcext:value-type="float">
            <text:p>99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RX_0</text:p>
          </table:table-cell>
          <table:table-cell table:style-name="ce14" office:value-type="string" calcext:value-type="string">
            <text:p>P0[3]</text:p>
          </table:table-cell>
          <table:table-cell table:style-name="ce32" office:value-type="string" calcext:value-type="string">
            <text:p>RXD0</text:p>
          </table:table-cell>
          <table:table-cell table:style-name="ce32" office:value-type="string" calcext:value-type="string">
            <text:p>AD0[6]</text:p>
          </table:table-cell>
          <table:table-cell table:style-name="ce26"/>
          <table:table-cell table:style-name="ce26" office:value-type="float" office:value="1.23" calcext:value-type="float">
            <text:p>1.23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3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]/TXD0/AD0[7]</text:p>
          </table:table-cell>
          <table:table-cell table:style-name="ce19" office:value-type="float" office:value="98" calcext:value-type="float">
            <text:p>98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TX_0</text:p>
          </table:table-cell>
          <table:table-cell table:style-name="ce14" office:value-type="string" calcext:value-type="string">
            <text:p>P0[2]</text:p>
          </table:table-cell>
          <table:table-cell table:style-name="ce32" office:value-type="string" calcext:value-type="string">
            <text:p>TXD0</text:p>
          </table:table-cell>
          <table:table-cell table:style-name="ce32" office:value-type="string" calcext:value-type="string">
            <text:p>AD0[7]</text:p>
          </table:table-cell>
          <table:table-cell table:style-name="ce26"/>
          <table:table-cell table:style-name="ce26" office:value-type="float" office:value="1.24" calcext:value-type="float">
            <text:p>1.24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3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7]/RD2/RTS1</text:p>
          </table:table-cell>
          <table:table-cell table:style-name="ce19" office:value-type="float" office:value="66" calcext:value-type="float">
            <text:p>6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7</text:p>
          </table:table-cell>
          <table:table-cell table:style-name="ce14" office:value-type="string" calcext:value-type="string">
            <text:p>P2[7]</text:p>
          </table:table-cell>
          <table:table-cell table:style-name="ce33" table:number-columns-repeated="3"/>
          <table:table-cell table:style-name="ce26" office:value-type="float" office:value="1.31" calcext:value-type="float">
            <text:p>1.3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04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6]/PCAP1[0]/RI1/TRACECLK</text:p>
          </table:table-cell>
          <table:table-cell table:style-name="ce19" office:value-type="float" office:value="67" calcext:value-type="float">
            <text:p>6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6</text:p>
          </table:table-cell>
          <table:table-cell table:style-name="ce14" office:value-type="string" calcext:value-type="string">
            <text:p>P2[6]</text:p>
          </table:table-cell>
          <table:table-cell table:style-name="ce33" table:number-columns-repeated="3"/>
          <table:table-cell table:style-name="ce26" office:value-type="float" office:value="1.32" calcext:value-type="float">
            <text:p>1.3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04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]/ENET_TXD1</text:p>
          </table:table-cell>
          <table:table-cell table:style-name="ce19" office:value-type="float" office:value="94" calcext:value-type="float">
            <text:p>9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]</text:p>
          </table:table-cell>
          <table:table-cell table:style-name="ce26" office:value-type="string" calcext:value-type="string">
            <text:p>ENET_TXD1</text:p>
          </table:table-cell>
          <table:table-cell table:style-name="ce26" table:number-columns-repeated="2"/>
          <table:table-cell table:style-name="ce26" office:value-type="float" office:value="1.33" calcext:value-type="float">
            <text:p>1.3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04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8]/TD2/TXD2</text:p>
          </table:table-cell>
          <table:table-cell table:style-name="ce19" office:value-type="float" office:value="65" calcext:value-type="float">
            <text:p>6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STP5</text:p>
          </table:table-cell>
          <table:table-cell table:style-name="ce14" office:value-type="string" calcext:value-type="string">
            <text:p>P2[8]</text:p>
          </table:table-cell>
          <table:table-cell table:style-name="ce33"/>
          <table:table-cell table:style-name="ce33" office:value-type="string" calcext:value-type="string">
            <text:p>TXD2</text:p>
          </table:table-cell>
          <table:table-cell table:style-name="ce33"/>
          <table:table-cell table:style-name="ce26" office:value-type="float" office:value="1.34" calcext:value-type="float">
            <text:p>1.3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04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3]/PWM1[4]/DCD1/TRACEDATA[2]</text:p>
          </table:table-cell>
          <table:table-cell table:style-name="ce19" office:value-type="float" office:value="70" calcext:value-type="float">
            <text:p>7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ST4</text:p>
          </table:table-cell>
          <table:table-cell table:style-name="ce14" office:value-type="string" calcext:value-type="string">
            <text:p>P2[3]</text:p>
          </table:table-cell>
          <table:table-cell table:style-name="ce33" office:value-type="string" calcext:value-type="string">
            <text:p>PWM1[4]</text:p>
          </table:table-cell>
          <table:table-cell table:style-name="ce33" table:number-columns-repeated="2"/>
          <table:table-cell table:style-name="ce26" office:value-type="float" office:value="1.41" calcext:value-type="float">
            <text:p>1.41</text:p>
          </table:table-cell>
          <table:table-cell table:style-name="ce26" office:value-type="string" calcext:value-type="string">
            <text:p>UART/PWM</text:p>
          </table:table-cell>
          <table:table-cell table:style-name="ce26" office:value-type="string" calcext:value-type="string">
            <text:p>J05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2]/PWM1[3]/CTS1/TRACEDATA[3]</text:p>
          </table:table-cell>
          <table:table-cell table:style-name="ce19" office:value-type="float" office:value="73" calcext:value-type="float">
            <text:p>7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ST3</text:p>
          </table:table-cell>
          <table:table-cell table:style-name="ce14" office:value-type="string" calcext:value-type="string">
            <text:p>P2[2]</text:p>
          </table:table-cell>
          <table:table-cell table:style-name="ce33" office:value-type="string" calcext:value-type="string">
            <text:p>PWM1[3]</text:p>
          </table:table-cell>
          <table:table-cell table:style-name="ce33" table:number-columns-repeated="2"/>
          <table:table-cell table:style-name="ce26" office:value-type="float" office:value="1.42" calcext:value-type="float">
            <text:p>1.42</text:p>
          </table:table-cell>
          <table:table-cell table:style-name="ce26" office:value-type="string" calcext:value-type="string">
            <text:p>UART/PWM</text:p>
          </table:table-cell>
          <table:table-cell table:style-name="ce26" office:value-type="string" calcext:value-type="string">
            <text:p>J05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1]/PWM1[2]/RXD1</text:p>
          </table:table-cell>
          <table:table-cell table:style-name="ce19" office:value-type="float" office:value="74" calcext:value-type="float">
            <text:p>7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ST2</text:p>
          </table:table-cell>
          <table:table-cell table:style-name="ce14" office:value-type="string" calcext:value-type="string">
            <text:p>P2[1]</text:p>
          </table:table-cell>
          <table:table-cell table:style-name="ce33" office:value-type="string" calcext:value-type="string">
            <text:p>PWM1[2]</text:p>
          </table:table-cell>
          <table:table-cell table:style-name="ce33" office:value-type="string" calcext:value-type="string">
            <text:p>RXD1</text:p>
          </table:table-cell>
          <table:table-cell table:style-name="ce33"/>
          <table:table-cell table:style-name="ce26" office:value-type="float" office:value="1.43" calcext:value-type="float">
            <text:p>1.43</text:p>
          </table:table-cell>
          <table:table-cell table:style-name="ce26" office:value-type="string" calcext:value-type="string">
            <text:p>UART/PWM</text:p>
          </table:table-cell>
          <table:table-cell table:style-name="ce26" office:value-type="string" calcext:value-type="string">
            <text:p>J05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0]/PWM1[1]/TXD1</text:p>
          </table:table-cell>
          <table:table-cell table:style-name="ce19" office:value-type="float" office:value="75" calcext:value-type="float">
            <text:p>7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ST1</text:p>
          </table:table-cell>
          <table:table-cell table:style-name="ce14" office:value-type="string" calcext:value-type="string">
            <text:p>P2[0]</text:p>
          </table:table-cell>
          <table:table-cell table:style-name="ce33" office:value-type="string" calcext:value-type="string">
            <text:p>PWM1[1]</text:p>
          </table:table-cell>
          <table:table-cell table:style-name="ce33" office:value-type="string" calcext:value-type="string">
            <text:p>TXD1</text:p>
          </table:table-cell>
          <table:table-cell table:style-name="ce33"/>
          <table:table-cell table:style-name="ce26" office:value-type="float" office:value="1.44" calcext:value-type="float">
            <text:p>1.44</text:p>
          </table:table-cell>
          <table:table-cell table:style-name="ce26" office:value-type="string" calcext:value-type="string">
            <text:p>UART/PWM</text:p>
          </table:table-cell>
          <table:table-cell table:style-name="ce26" office:value-type="string" calcext:value-type="string">
            <text:p>J05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4]/I2SRX_CLK/RD2/CAP2[0]</text:p>
          </table:table-cell>
          <table:table-cell table:style-name="ce19" office:value-type="float" office:value="81" calcext:value-type="float">
            <text:p>8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EN1</text:p>
          </table:table-cell>
          <table:table-cell table:style-name="ce14" office:value-type="string" calcext:value-type="string">
            <text:p>P0[4]</text:p>
          </table:table-cell>
          <table:table-cell table:style-name="ce34" table:number-columns-repeated="3"/>
          <table:table-cell table:style-name="ce26" office:value-type="float" office:value="1.51" calcext:value-type="float">
            <text:p>1.51</text:p>
          </table:table-cell>
          <table:table-cell table:style-name="ce26" office:value-type="string" calcext:value-type="string">
            <text:p>UART/CAN</text:p>
          </table:table-cell>
          <table:table-cell table:style-name="ce26" office:value-type="string" calcext:value-type="string">
            <text:p>J06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5]/I2SRX_WS/TD2/CAP2[1]</text:p>
          </table:table-cell>
          <table:table-cell table:style-name="ce19" office:value-type="float" office:value="80" calcext:value-type="float">
            <text:p>8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DIR1</text:p>
          </table:table-cell>
          <table:table-cell table:style-name="ce14" office:value-type="string" calcext:value-type="string">
            <text:p>P0[5]</text:p>
          </table:table-cell>
          <table:table-cell table:style-name="ce34" table:number-columns-repeated="3"/>
          <table:table-cell table:style-name="ce26" office:value-type="float" office:value="1.52" calcext:value-type="float">
            <text:p>1.52</text:p>
          </table:table-cell>
          <table:table-cell table:style-name="ce26" office:value-type="string" calcext:value-type="string">
            <text:p>UART/CAN</text:p>
          </table:table-cell>
          <table:table-cell table:style-name="ce26" office:value-type="string" calcext:value-type="string">
            <text:p>J06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4[29]/TX_MCLK/MAT2[1]/RXD3</text:p>
          </table:table-cell>
          <table:table-cell table:style-name="ce19" office:value-type="float" office:value="85" calcext:value-type="float">
            <text:p>8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EN5</text:p>
          </table:table-cell>
          <table:table-cell table:style-name="ce14" office:value-type="string" calcext:value-type="string">
            <text:p>P4[29]</text:p>
          </table:table-cell>
          <table:table-cell table:style-name="ce34" table:number-columns-repeated="2"/>
          <table:table-cell table:style-name="ce34" office:value-type="string" calcext:value-type="string">
            <text:p>RXD3</text:p>
          </table:table-cell>
          <table:table-cell table:style-name="ce26" office:value-type="float" office:value="1.53" calcext:value-type="float">
            <text:p>1.53</text:p>
          </table:table-cell>
          <table:table-cell table:style-name="ce26" office:value-type="string" calcext:value-type="string">
            <text:p>UART/CAN</text:p>
          </table:table-cell>
          <table:table-cell table:style-name="ce26" office:value-type="string" calcext:value-type="string">
            <text:p>J06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4[28]/RX_MCLK/MAT2[0]/TXD3</text:p>
          </table:table-cell>
          <table:table-cell table:style-name="ce19" office:value-type="float" office:value="82" calcext:value-type="float">
            <text:p>8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LAY_LED</text:p>
          </table:table-cell>
          <table:table-cell table:style-name="ce14" office:value-type="string" calcext:value-type="string">
            <text:p>P4[28]</text:p>
          </table:table-cell>
          <table:table-cell table:style-name="ce34" table:number-columns-repeated="2"/>
          <table:table-cell table:style-name="ce34" office:value-type="string" calcext:value-type="string">
            <text:p>TXD3</text:p>
          </table:table-cell>
          <table:table-cell table:style-name="ce26" office:value-type="float" office:value="1.54" calcext:value-type="float">
            <text:p>1.54</text:p>
          </table:table-cell>
          <table:table-cell table:style-name="ce26" office:value-type="string" calcext:value-type="string">
            <text:p>UART/CAN</text:p>
          </table:table-cell>
          <table:table-cell table:style-name="ce26" office:value-type="string" calcext:value-type="string">
            <text:p>J06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8]/DCD1/MOSI0/MOSI</text:p>
          </table:table-cell>
          <table:table-cell table:style-name="ce19" office:value-type="float" office:value="60" calcext:value-type="float">
            <text:p>6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anel SPI</text:p>
          </table:table-cell>
          <table:table-cell table:style-name="ce14" office:value-type="string" calcext:value-type="string">
            <text:p>P0[18]</text:p>
          </table:table-cell>
          <table:table-cell table:style-name="ce35"/>
          <table:table-cell table:style-name="ce35" office:value-type="string" calcext:value-type="string">
            <text:p>MOSI0</text:p>
          </table:table-cell>
          <table:table-cell table:style-name="ce35"/>
          <table:table-cell table:style-name="ce26" office:value-type="float" office:value="2.11" calcext:value-type="float">
            <text:p>2.11</text:p>
          </table:table-cell>
          <table:table-cell table:style-name="ce35" office:value-type="string" calcext:value-type="string">
            <text:p>SPI0</text:p>
          </table:table-cell>
          <table:table-cell table:style-name="ce26" office:value-type="string" calcext:value-type="string">
            <text:p>J07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7]/CTS1/MISO0/MISO</text:p>
          </table:table-cell>
          <table:table-cell table:style-name="ce19" office:value-type="float" office:value="61" calcext:value-type="float">
            <text:p>6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anel SPI</text:p>
          </table:table-cell>
          <table:table-cell table:style-name="ce14" office:value-type="string" calcext:value-type="string">
            <text:p>P0[17]</text:p>
          </table:table-cell>
          <table:table-cell table:style-name="ce35"/>
          <table:table-cell table:style-name="ce35" office:value-type="string" calcext:value-type="string">
            <text:p>MISO0</text:p>
          </table:table-cell>
          <table:table-cell table:style-name="ce35"/>
          <table:table-cell table:style-name="ce26" office:value-type="float" office:value="2.12" calcext:value-type="float">
            <text:p>2.12</text:p>
          </table:table-cell>
          <table:table-cell table:style-name="ce35" office:value-type="string" calcext:value-type="string">
            <text:p>SPI0</text:p>
          </table:table-cell>
          <table:table-cell table:style-name="ce26" office:value-type="string" calcext:value-type="string">
            <text:p>J07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6]/RXD1/SSEL0/SSEL</text:p>
          </table:table-cell>
          <table:table-cell table:style-name="ce19" office:value-type="float" office:value="63" calcext:value-type="float">
            <text:p>6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anel SPI</text:p>
          </table:table-cell>
          <table:table-cell table:style-name="ce14" office:value-type="string" calcext:value-type="string">
            <text:p>P0[16]</text:p>
          </table:table-cell>
          <table:table-cell table:style-name="ce35"/>
          <table:table-cell table:style-name="ce35" office:value-type="string" calcext:value-type="string">
            <text:p>SSEL0</text:p>
          </table:table-cell>
          <table:table-cell table:style-name="ce35" office:value-type="string" calcext:value-type="string">
            <text:p>SSEL</text:p>
          </table:table-cell>
          <table:table-cell table:style-name="ce26" office:value-type="float" office:value="2.14" calcext:value-type="float">
            <text:p>2.14</text:p>
          </table:table-cell>
          <table:table-cell table:style-name="ce35" office:value-type="string" calcext:value-type="string">
            <text:p>SPI0</text:p>
          </table:table-cell>
          <table:table-cell table:style-name="ce26" office:value-type="string" calcext:value-type="string">
            <text:p>J07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5]/TXD1/SCK0/SCK</text:p>
          </table:table-cell>
          <table:table-cell table:style-name="ce19" office:value-type="float" office:value="62" calcext:value-type="float">
            <text:p>6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anel SPI</text:p>
          </table:table-cell>
          <table:table-cell table:style-name="ce14" office:value-type="string" calcext:value-type="string">
            <text:p>P0[15]</text:p>
          </table:table-cell>
          <table:table-cell table:style-name="ce35"/>
          <table:table-cell table:style-name="ce35" office:value-type="string" calcext:value-type="string">
            <text:p>SCK0</text:p>
          </table:table-cell>
          <table:table-cell table:style-name="ce35"/>
          <table:table-cell table:style-name="ce26" office:value-type="float" office:value="2.13" calcext:value-type="float">
            <text:p>2.13</text:p>
          </table:table-cell>
          <table:table-cell table:style-name="ce35" office:value-type="string" calcext:value-type="string">
            <text:p>SPI0</text:p>
          </table:table-cell>
          <table:table-cell table:style-name="ce26" office:value-type="string" calcext:value-type="string">
            <text:p>J07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8]/USB_UP_LED/PWM1[1]/CAP1[0]</text:p>
          </table:table-cell>
          <table:table-cell table:style-name="ce19" office:value-type="float" office:value="32" calcext:value-type="float">
            <text:p>3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LED1</text:p>
          </table:table-cell>
          <table:table-cell table:style-name="ce14" office:value-type="string" calcext:value-type="string">
            <text:p>P1[18]</text:p>
          </table:table-cell>
          <table:table-cell table:style-name="ce36"/>
          <table:table-cell table:style-name="ce36" office:value-type="string" calcext:value-type="string">
            <text:p>PWM1[1]</text:p>
          </table:table-cell>
          <table:table-cell table:style-name="ce36"/>
          <table:table-cell table:style-name="ce26" office:value-type="float" office:value="3.11" calcext:value-type="float">
            <text:p>3.11</text:p>
          </table:table-cell>
          <table:table-cell table:style-name="ce26" office:value-type="string" calcext:value-type="string">
            <text:p>PWM</text:p>
          </table:table-cell>
          <table:table-cell table:style-name="ce26" office:value-type="string" calcext:value-type="string">
            <text:p>J08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0]/MCI0/PWM1[2]/SCK0</text:p>
          </table:table-cell>
          <table:table-cell table:style-name="ce19" office:value-type="float" office:value="34" calcext:value-type="float">
            <text:p>3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LED3</text:p>
          </table:table-cell>
          <table:table-cell table:style-name="ce14" office:value-type="string" calcext:value-type="string">
            <text:p>P1[20]</text:p>
          </table:table-cell>
          <table:table-cell table:style-name="ce36"/>
          <table:table-cell table:style-name="ce36" office:value-type="string" calcext:value-type="string">
            <text:p>PWM1[2]</text:p>
          </table:table-cell>
          <table:table-cell table:style-name="ce36"/>
          <table:table-cell table:style-name="ce26" office:value-type="float" office:value="3.12" calcext:value-type="float">
            <text:p>3.12</text:p>
          </table:table-cell>
          <table:table-cell table:style-name="ce26" office:value-type="string" calcext:value-type="string">
            <text:p>PWM</text:p>
          </table:table-cell>
          <table:table-cell table:style-name="ce26" office:value-type="string" calcext:value-type="string">
            <text:p>J08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5]/PWM1[6]/DTR1/TRACEDATA[0]</text:p>
          </table:table-cell>
          <table:table-cell table:style-name="ce19" office:value-type="float" office:value="68" calcext:value-type="float">
            <text:p>6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5</text:p>
          </table:table-cell>
          <table:table-cell table:style-name="ce14" office:value-type="string" calcext:value-type="string">
            <text:p>P2[5]</text:p>
          </table:table-cell>
          <table:table-cell table:style-name="ce36" office:value-type="string" calcext:value-type="string">
            <text:p>PWM1[6]</text:p>
          </table:table-cell>
          <table:table-cell table:style-name="ce36" table:number-columns-repeated="2"/>
          <table:table-cell table:style-name="ce26" office:value-type="float" office:value="3.13" calcext:value-type="float">
            <text:p>3.13</text:p>
          </table:table-cell>
          <table:table-cell table:style-name="ce26" office:value-type="string" calcext:value-type="string">
            <text:p>PWM</text:p>
          </table:table-cell>
          <table:table-cell table:style-name="ce26" office:value-type="string" calcext:value-type="string">
            <text:p>J08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4]/PWM1[5]/DSR1/TRACEDATA[1]</text:p>
          </table:table-cell>
          <table:table-cell table:style-name="ce19" office:value-type="float" office:value="69" calcext:value-type="float">
            <text:p>6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4</text:p>
          </table:table-cell>
          <table:table-cell table:style-name="ce14" office:value-type="string" calcext:value-type="string">
            <text:p>P2[4]</text:p>
          </table:table-cell>
          <table:table-cell table:style-name="ce36" office:value-type="string" calcext:value-type="string">
            <text:p>PWM1[5]</text:p>
          </table:table-cell>
          <table:table-cell table:style-name="ce36" table:number-columns-repeated="2"/>
          <table:table-cell table:style-name="ce26" office:value-type="float" office:value="3.14" calcext:value-type="float">
            <text:p>3.14</text:p>
          </table:table-cell>
          <table:table-cell table:style-name="ce26" office:value-type="string" calcext:value-type="string">
            <text:p>PWM</text:p>
          </table:table-cell>
          <table:table-cell table:style-name="ce26" office:value-type="string" calcext:value-type="string">
            <text:p>J08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2]/RTS1/TD1</text:p>
          </table:table-cell>
          <table:table-cell table:style-name="ce19" office:value-type="float" office:value="56" calcext:value-type="float">
            <text:p>5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DIR4</text:p>
          </table:table-cell>
          <table:table-cell table:style-name="ce14" office:value-type="string" calcext:value-type="string">
            <text:p>P0[22]</text:p>
          </table:table-cell>
          <table:table-cell table:style-name="ce34" table:number-columns-repeated="3"/>
          <table:table-cell table:style-name="ce26" office:value-type="float" office:value="4.11" calcext:value-type="float">
            <text:p>4.11</text:p>
          </table:table-cell>
          <table:table-cell table:style-name="ce26" office:value-type="string" calcext:value-type="string">
            <text:p>I2C/CAN</text:p>
          </table:table-cell>
          <table:table-cell table:style-name="ce26" office:value-type="string" calcext:value-type="string">
            <text:p>J09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1]/RI1/RD1</text:p>
          </table:table-cell>
          <table:table-cell table:style-name="ce19" office:value-type="float" office:value="57" calcext:value-type="float">
            <text:p>5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EN4</text:p>
          </table:table-cell>
          <table:table-cell table:style-name="ce14" office:value-type="string" calcext:value-type="string">
            <text:p>P0[21]</text:p>
          </table:table-cell>
          <table:table-cell table:style-name="ce34" table:number-columns-repeated="3"/>
          <table:table-cell table:style-name="ce26" office:value-type="float" office:value="4.12" calcext:value-type="float">
            <text:p>4.12</text:p>
          </table:table-cell>
          <table:table-cell table:style-name="ce26" office:value-type="string" calcext:value-type="string">
            <text:p>I2C/CAN</text:p>
          </table:table-cell>
          <table:table-cell table:style-name="ce26" office:value-type="string" calcext:value-type="string">
            <text:p>J09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0]/DTR1/SCL1</text:p>
          </table:table-cell>
          <table:table-cell table:style-name="ce19" office:value-type="float" office:value="58" calcext:value-type="float">
            <text:p>5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DIR3</text:p>
          </table:table-cell>
          <table:table-cell table:style-name="ce14" office:value-type="string" calcext:value-type="string">
            <text:p>P0[20]</text:p>
          </table:table-cell>
          <table:table-cell table:style-name="ce34"/>
          <table:table-cell table:style-name="ce34" office:value-type="string" calcext:value-type="string">
            <text:p>SCL1</text:p>
          </table:table-cell>
          <table:table-cell table:style-name="ce34"/>
          <table:table-cell table:style-name="ce26" office:value-type="float" office:value="4.13" calcext:value-type="float">
            <text:p>4.13</text:p>
          </table:table-cell>
          <table:table-cell table:style-name="ce26" office:value-type="string" calcext:value-type="string">
            <text:p>I2C/CAN</text:p>
          </table:table-cell>
          <table:table-cell table:style-name="ce26" office:value-type="string" calcext:value-type="string">
            <text:p>J09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9]/DSR1/SDA1</text:p>
          </table:table-cell>
          <table:table-cell table:style-name="ce19" office:value-type="float" office:value="59" calcext:value-type="float">
            <text:p>5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EN3</text:p>
          </table:table-cell>
          <table:table-cell table:style-name="ce14" office:value-type="string" calcext:value-type="string">
            <text:p>P0[19]</text:p>
          </table:table-cell>
          <table:table-cell table:style-name="ce34"/>
          <table:table-cell table:style-name="ce34" office:value-type="string" calcext:value-type="string">
            <text:p>SDA1</text:p>
          </table:table-cell>
          <table:table-cell table:style-name="ce34"/>
          <table:table-cell table:style-name="ce26" office:value-type="float" office:value="4.14" calcext:value-type="float">
            <text:p>4.14</text:p>
          </table:table-cell>
          <table:table-cell table:style-name="ce26" office:value-type="string" calcext:value-type="string">
            <text:p>I2C/CAN</text:p>
          </table:table-cell>
          <table:table-cell table:style-name="ce26" office:value-type="string" calcext:value-type="string">
            <text:p>J09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0]/RD1/TXD3/SDA1</text:p>
          </table:table-cell>
          <table:table-cell table:style-name="ce19" office:value-type="float" office:value="46" calcext:value-type="float">
            <text:p>4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POT_SDA</text:p>
          </table:table-cell>
          <table:table-cell table:style-name="ce14" office:value-type="string" calcext:value-type="string">
            <text:p>P0[0]</text:p>
          </table:table-cell>
          <table:table-cell table:style-name="ce37" table:number-columns-repeated="3"/>
          <table:table-cell table:style-name="ce26" office:value-type="float" office:value="4.21" calcext:value-type="float">
            <text:p>4.21</text:p>
          </table:table-cell>
          <table:table-cell table:style-name="ce26" office:value-type="string" calcext:value-type="string">
            <text:p>I2C</text:p>
          </table:table-cell>
          <table:table-cell table:style-name="ce26" office:value-type="string" calcext:value-type="string">
            <text:p>J10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]/TD1/RXD3/SCL1</text:p>
          </table:table-cell>
          <table:table-cell table:style-name="ce19" office:value-type="float" office:value="47" calcext:value-type="float">
            <text:p>4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POT_SCL</text:p>
          </table:table-cell>
          <table:table-cell table:style-name="ce14" office:value-type="string" calcext:value-type="string">
            <text:p>P0[1]</text:p>
          </table:table-cell>
          <table:table-cell table:style-name="ce37" table:number-columns-repeated="3"/>
          <table:table-cell table:style-name="ce26" office:value-type="float" office:value="4.22" calcext:value-type="float">
            <text:p>4.22</text:p>
          </table:table-cell>
          <table:table-cell table:style-name="ce26" office:value-type="string" calcext:value-type="string">
            <text:p>I2C</text:p>
          </table:table-cell>
          <table:table-cell table:style-name="ce26" office:value-type="string" calcext:value-type="string">
            <text:p>J10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1]/RXD2/SCL2/MAT3[1]</text:p>
          </table:table-cell>
          <table:table-cell table:style-name="ce19" office:value-type="float" office:value="49" calcext:value-type="float">
            <text:p>4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DIR2</text:p>
          </table:table-cell>
          <table:table-cell table:style-name="ce14" office:value-type="string" calcext:value-type="string">
            <text:p>P0[11]</text:p>
          </table:table-cell>
          <table:table-cell table:style-name="ce37" office:value-type="string" calcext:value-type="string">
            <text:p>RXD2</text:p>
          </table:table-cell>
          <table:table-cell table:style-name="ce37" office:value-type="string" calcext:value-type="string">
            <text:p>SCL2</text:p>
          </table:table-cell>
          <table:table-cell table:style-name="ce37"/>
          <table:table-cell table:style-name="ce26" office:value-type="float" office:value="4.23" calcext:value-type="float">
            <text:p>4.23</text:p>
          </table:table-cell>
          <table:table-cell table:style-name="ce26" office:value-type="string" calcext:value-type="string">
            <text:p>I2C</text:p>
          </table:table-cell>
          <table:table-cell table:style-name="ce26" office:value-type="string" calcext:value-type="string">
            <text:p>J10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0]/TXD2/SDA2/MAT3[0]</text:p>
          </table:table-cell>
          <table:table-cell table:style-name="ce19" office:value-type="float" office:value="48" calcext:value-type="float">
            <text:p>4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EN2</text:p>
          </table:table-cell>
          <table:table-cell table:style-name="ce14" office:value-type="string" calcext:value-type="string">
            <text:p>P0[10]</text:p>
          </table:table-cell>
          <table:table-cell table:style-name="ce37" office:value-type="string" calcext:value-type="string">
            <text:p>TXD2</text:p>
          </table:table-cell>
          <table:table-cell table:style-name="ce37" office:value-type="string" calcext:value-type="string">
            <text:p>SDA2</text:p>
          </table:table-cell>
          <table:table-cell table:style-name="ce37"/>
          <table:table-cell table:style-name="ce26" office:value-type="float" office:value="4.24" calcext:value-type="float">
            <text:p>4.24</text:p>
          </table:table-cell>
          <table:table-cell table:style-name="ce26" office:value-type="string" calcext:value-type="string">
            <text:p>I2C</text:p>
          </table:table-cell>
          <table:table-cell table:style-name="ce26" office:value-type="string" calcext:value-type="string">
            <text:p>J10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5" office:value-type="string" calcext:value-type="string">
            <text:p>P2[13]/EINT3/I2STX_SDA</text:p>
          </table:table-cell>
          <table:table-cell table:style-name="ce19" office:value-type="float" office:value="50" calcext:value-type="float">
            <text:p>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DIR5</text:p>
          </table:table-cell>
          <table:table-cell table:style-name="ce15" office:value-type="string" calcext:value-type="string">
            <text:p>P2[13]</text:p>
          </table:table-cell>
          <table:table-cell table:style-name="ce38" table:number-columns-repeated="3"/>
          <table:table-cell table:style-name="ce26" office:value-type="float" office:value="5.11" calcext:value-type="float">
            <text:p>5.1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1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5" office:value-type="string" calcext:value-type="string">
            <text:p>P2[12]/EINT2/I2STX_WS</text:p>
          </table:table-cell>
          <table:table-cell table:style-name="ce19" office:value-type="float" office:value="51" calcext:value-type="float">
            <text:p>5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LAY/P2_12</text:p>
          </table:table-cell>
          <table:table-cell table:style-name="ce15" office:value-type="string" calcext:value-type="string">
            <text:p>P2[12]</text:p>
          </table:table-cell>
          <table:table-cell table:style-name="ce38" table:number-columns-repeated="3"/>
          <table:table-cell table:style-name="ce26" office:value-type="float" office:value="5.12" calcext:value-type="float">
            <text:p>5.1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1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5" office:value-type="string" calcext:value-type="string">
            <text:p>P2[11]/EINT1/I2STX_CLK</text:p>
          </table:table-cell>
          <table:table-cell table:style-name="ce19" office:value-type="float" office:value="52" calcext:value-type="float">
            <text:p>5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11</text:p>
          </table:table-cell>
          <table:table-cell table:style-name="ce15" office:value-type="string" calcext:value-type="string">
            <text:p>P2[11]</text:p>
          </table:table-cell>
          <table:table-cell table:style-name="ce38" table:number-columns-repeated="3"/>
          <table:table-cell table:style-name="ce26" office:value-type="float" office:value="5.13" calcext:value-type="float">
            <text:p>5.1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1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10]/EINT0/NMI</text:p>
          </table:table-cell>
          <table:table-cell table:style-name="ce19" office:value-type="float" office:value="53" calcext:value-type="float">
            <text:p>5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ISP_BOOT/P2_10</text:p>
          </table:table-cell>
          <table:table-cell table:style-name="ce14" office:value-type="string" calcext:value-type="string">
            <text:p>P2[10]</text:p>
          </table:table-cell>
          <table:table-cell table:style-name="ce38" table:number-columns-repeated="3"/>
          <table:table-cell table:style-name="ce26" office:value-type="float" office:value="5.14" calcext:value-type="float">
            <text:p>5.1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1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3[26]/STCLK/MAT0[1]/PWM1[3]</text:p>
          </table:table-cell>
          <table:table-cell table:style-name="ce19" office:value-type="float" office:value="26" calcext:value-type="float">
            <text:p>2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3_26</text:p>
          </table:table-cell>
          <table:table-cell table:style-name="ce14" office:value-type="string" calcext:value-type="string">
            <text:p>P3[26]</text:p>
          </table:table-cell>
          <table:table-cell table:style-name="ce39" table:number-columns-repeated="3"/>
          <table:table-cell table:style-name="ce26" office:value-type="float" office:value="5.21" calcext:value-type="float">
            <text:p>5.2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2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3[25]/MAT0[0]/PWM1[2]</text:p>
          </table:table-cell>
          <table:table-cell table:style-name="ce19" office:value-type="float" office:value="27" calcext:value-type="float">
            <text:p>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3_25</text:p>
          </table:table-cell>
          <table:table-cell table:style-name="ce14" office:value-type="string" calcext:value-type="string">
            <text:p>P3[25]</text:p>
          </table:table-cell>
          <table:table-cell table:style-name="ce39" table:number-columns-repeated="3"/>
          <table:table-cell table:style-name="ce26" office:value-type="float" office:value="5.22" calcext:value-type="float">
            <text:p>5.2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2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5">
          <table:table-cell table:style-name="ce16" office:value-type="string" calcext:value-type="string">
            <text:p>P1[19]/MCO<text:span text:style-name="T4">A0/USB_PPWR/CAP1[1]</text:span></text:p>
          </table:table-cell>
          <table:table-cell table:style-name="ce19" office:value-type="float" office:value="33" calcext:value-type="float">
            <text:p>3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LED2</text:p>
          </table:table-cell>
          <table:table-cell table:style-name="ce16" office:value-type="string" calcext:value-type="string">
            <text:p>P1[19]</text:p>
          </table:table-cell>
          <table:table-cell table:style-name="ce39" table:number-columns-repeated="3"/>
          <table:table-cell table:style-name="ce26" office:value-type="float" office:value="5.23" calcext:value-type="float">
            <text:p>5.2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2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5" office:value-type="string" calcext:value-type="string">
            <text:p>P1[21]/MCABORT/PWM1[3]/SSEL0</text:p>
          </table:table-cell>
          <table:table-cell table:style-name="ce19" office:value-type="float" office:value="35" calcext:value-type="float">
            <text:p>3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LED4</text:p>
          </table:table-cell>
          <table:table-cell table:style-name="ce15" office:value-type="string" calcext:value-type="string">
            <text:p>P1[21]</text:p>
          </table:table-cell>
          <table:table-cell table:style-name="ce39" table:number-columns-repeated="3"/>
          <table:table-cell table:style-name="ce26" office:value-type="float" office:value="5.24" calcext:value-type="float">
            <text:p>5.2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2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2]/MCOB0/USB_PWRD/MAT1[0]</text:p>
          </table:table-cell>
          <table:table-cell table:style-name="ce19" office:value-type="float" office:value="36" calcext:value-type="float">
            <text:p>3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1_22</text:p>
          </table:table-cell>
          <table:table-cell table:style-name="ce14" office:value-type="string" calcext:value-type="string">
            <text:p>P1[22]</text:p>
          </table:table-cell>
          <table:table-cell table:style-name="ce38" table:number-columns-repeated="3"/>
          <table:table-cell table:style-name="ce26" office:value-type="float" office:value="5.31" calcext:value-type="float">
            <text:p>5.3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3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3]/MCI1/PWM1[4]/MISO0</text:p>
          </table:table-cell>
          <table:table-cell table:style-name="ce19" office:value-type="float" office:value="37" calcext:value-type="float">
            <text:p>3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1_23</text:p>
          </table:table-cell>
          <table:table-cell table:style-name="ce14" office:value-type="string" calcext:value-type="string">
            <text:p>P1[23]</text:p>
          </table:table-cell>
          <table:table-cell table:style-name="ce38" table:number-columns-repeated="3"/>
          <table:table-cell table:style-name="ce26" office:value-type="float" office:value="5.32" calcext:value-type="float">
            <text:p>5.3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3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4]/MCI2/PWM1[5]/MOSI0</text:p>
          </table:table-cell>
          <table:table-cell table:style-name="ce19" office:value-type="float" office:value="38" calcext:value-type="float">
            <text:p>3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X_MIN</text:p>
          </table:table-cell>
          <table:table-cell table:style-name="ce14" office:value-type="string" calcext:value-type="string">
            <text:p>P1[24]</text:p>
          </table:table-cell>
          <table:table-cell table:style-name="ce38" table:number-columns-repeated="3"/>
          <table:table-cell table:style-name="ce26" office:value-type="float" office:value="5.33" calcext:value-type="float">
            <text:p>5.3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3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5]/MCOA1/MAT1[1]</text:p>
          </table:table-cell>
          <table:table-cell table:style-name="ce19" office:value-type="float" office:value="39" calcext:value-type="float">
            <text:p>3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X_MAX</text:p>
          </table:table-cell>
          <table:table-cell table:style-name="ce14" office:value-type="string" calcext:value-type="string">
            <text:p>P1[25]</text:p>
          </table:table-cell>
          <table:table-cell table:style-name="ce38" table:number-columns-repeated="3"/>
          <table:table-cell table:style-name="ce26" office:value-type="float" office:value="5.34" calcext:value-type="float">
            <text:p>5.3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3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6]/MCOB1/PWM1[6]/CAP0[0]</text:p>
          </table:table-cell>
          <table:table-cell table:style-name="ce19" office:value-type="float" office:value="40" calcext:value-type="float">
            <text:p>4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Y_MIN</text:p>
          </table:table-cell>
          <table:table-cell table:style-name="ce14" office:value-type="string" calcext:value-type="string">
            <text:p>P1[26]</text:p>
          </table:table-cell>
          <table:table-cell table:style-name="ce39" table:number-columns-repeated="3"/>
          <table:table-cell table:style-name="ce26" office:value-type="float" office:value="5.41" calcext:value-type="float">
            <text:p>5.4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4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5">
          <table:table-cell table:style-name="ce16" office:value-type="string" calcext:value-type="string">
            <text:p>P1[27]/CLKOU<text:span text:style-name="T4">T/USB_OVRCR/CAP0[1]</text:span></text:p>
          </table:table-cell>
          <table:table-cell table:style-name="ce19" office:value-type="float" office:value="43" calcext:value-type="float">
            <text:p>4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Y_MAX</text:p>
          </table:table-cell>
          <table:table-cell table:style-name="ce16" office:value-type="string" calcext:value-type="string">
            <text:p>P1[27]</text:p>
          </table:table-cell>
          <table:table-cell table:style-name="ce39" table:number-columns-repeated="3"/>
          <table:table-cell table:style-name="ce26" office:value-type="float" office:value="5.42" calcext:value-type="float">
            <text:p>5.4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4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8]/MCOA2/PCAP1[0]/MAT0[0]</text:p>
          </table:table-cell>
          <table:table-cell table:style-name="ce19" office:value-type="float" office:value="44" calcext:value-type="float">
            <text:p>4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Z_MIN</text:p>
          </table:table-cell>
          <table:table-cell table:style-name="ce14" office:value-type="string" calcext:value-type="string">
            <text:p>P1[28]</text:p>
          </table:table-cell>
          <table:table-cell table:style-name="ce39" table:number-columns-repeated="3"/>
          <table:table-cell table:style-name="ce26" office:value-type="float" office:value="5.43" calcext:value-type="float">
            <text:p>5.4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4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9]/MCOB2/PCAP1[1]/MAT0[1]</text:p>
          </table:table-cell>
          <table:table-cell table:style-name="ce19" office:value-type="float" office:value="45" calcext:value-type="float">
            <text:p>4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Z_MAX</text:p>
          </table:table-cell>
          <table:table-cell table:style-name="ce14" office:value-type="string" calcext:value-type="string">
            <text:p>P1[29]</text:p>
          </table:table-cell>
          <table:table-cell table:style-name="ce39" table:number-columns-repeated="3"/>
          <table:table-cell table:style-name="ce26" office:value-type="float" office:value="5.44" calcext:value-type="float">
            <text:p>5.4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4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7]/ENET_MDIO</text:p>
          </table:table-cell>
          <table:table-cell table:style-name="ce19" office:value-type="float" office:value="86" calcext:value-type="float">
            <text:p>8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7]</text:p>
          </table:table-cell>
          <table:table-cell table:style-name="ce38" office:value-type="string" calcext:value-type="string">
            <text:p>ENET_MDIO</text:p>
          </table:table-cell>
          <table:table-cell table:style-name="ce38" table:number-columns-repeated="2"/>
          <table:table-cell table:style-name="ce26" office:value-type="float" office:value="6.11" calcext:value-type="float">
            <text:p>6.1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5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6]/ENET_MDC</text:p>
          </table:table-cell>
          <table:table-cell table:style-name="ce19" office:value-type="float" office:value="87" calcext:value-type="float">
            <text:p>8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6]</text:p>
          </table:table-cell>
          <table:table-cell table:style-name="ce38" office:value-type="string" calcext:value-type="string">
            <text:p>ENET_MDC</text:p>
          </table:table-cell>
          <table:table-cell table:style-name="ce38" table:number-columns-repeated="2"/>
          <table:table-cell table:style-name="ce26" office:value-type="float" office:value="6.12" calcext:value-type="float">
            <text:p>6.1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5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5]/ENET_REF_CLK</text:p>
          </table:table-cell>
          <table:table-cell table:style-name="ce19" office:value-type="float" office:value="88" calcext:value-type="float">
            <text:p>8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5]</text:p>
          </table:table-cell>
          <table:table-cell table:style-name="ce38" office:value-type="string" calcext:value-type="string">
            <text:p>ENET_REF_CLK</text:p>
          </table:table-cell>
          <table:table-cell table:style-name="ce38" table:number-columns-repeated="2"/>
          <table:table-cell table:style-name="ce26" office:value-type="float" office:value="6.13" calcext:value-type="float">
            <text:p>6.1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5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4]/ENET_RX_ER</text:p>
          </table:table-cell>
          <table:table-cell table:style-name="ce19" office:value-type="float" office:value="89" calcext:value-type="float">
            <text:p>8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4]</text:p>
          </table:table-cell>
          <table:table-cell table:style-name="ce38" office:value-type="string" calcext:value-type="string">
            <text:p>ENET_RX_ER</text:p>
          </table:table-cell>
          <table:table-cell table:style-name="ce38" table:number-columns-repeated="2"/>
          <table:table-cell table:style-name="ce26" office:value-type="float" office:value="6.14" calcext:value-type="float">
            <text:p>6.1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5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0]/ENET_RXD1</text:p>
          </table:table-cell>
          <table:table-cell table:style-name="ce19" office:value-type="float" office:value="90" calcext:value-type="float">
            <text:p>9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0]</text:p>
          </table:table-cell>
          <table:table-cell table:style-name="ce39" office:value-type="string" calcext:value-type="string">
            <text:p>ENET_RXD1</text:p>
          </table:table-cell>
          <table:table-cell table:style-name="ce39" table:number-columns-repeated="2"/>
          <table:table-cell table:style-name="ce26" office:value-type="float" office:value="6.21" calcext:value-type="float">
            <text:p>6.2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6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9]/ENET_RXD0</text:p>
          </table:table-cell>
          <table:table-cell table:style-name="ce19" office:value-type="float" office:value="91" calcext:value-type="float">
            <text:p>9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9]</text:p>
          </table:table-cell>
          <table:table-cell table:style-name="ce39" office:value-type="string" calcext:value-type="string">
            <text:p>ENET_RXD0</text:p>
          </table:table-cell>
          <table:table-cell table:style-name="ce39" table:number-columns-repeated="2"/>
          <table:table-cell table:style-name="ce26" office:value-type="float" office:value="6.22" calcext:value-type="float">
            <text:p>6.2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6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8]/ENET_CRS</text:p>
          </table:table-cell>
          <table:table-cell table:style-name="ce19" office:value-type="float" office:value="92" calcext:value-type="float">
            <text:p>9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8]</text:p>
          </table:table-cell>
          <table:table-cell table:style-name="ce39" office:value-type="string" calcext:value-type="string">
            <text:p>ENET_CRS</text:p>
          </table:table-cell>
          <table:table-cell table:style-name="ce39" table:number-columns-repeated="2"/>
          <table:table-cell table:style-name="ce26" office:value-type="float" office:value="6.23" calcext:value-type="float">
            <text:p>6.2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6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4]/ENET_TX_EN</text:p>
          </table:table-cell>
          <table:table-cell table:style-name="ce19" office:value-type="float" office:value="93" calcext:value-type="float">
            <text:p>9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4]</text:p>
          </table:table-cell>
          <table:table-cell table:style-name="ce39" office:value-type="string" calcext:value-type="string">
            <text:p>ENET_TX_EN</text:p>
          </table:table-cell>
          <table:table-cell table:style-name="ce39" table:number-columns-repeated="2"/>
          <table:table-cell table:style-name="ce26" office:value-type="float" office:value="6.24" calcext:value-type="float">
            <text:p>6.2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6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9]/USB_CONNECT/RXD2</text:p>
          </table:table-cell>
          <table:table-cell table:style-name="ce19" office:value-type="float" office:value="64" calcext:value-type="float">
            <text:p>6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9</text:p>
          </table:table-cell>
          <table:table-cell table:style-name="ce14" office:value-type="string" calcext:value-type="string">
            <text:p>P2[9]</text:p>
          </table:table-cell>
          <table:table-cell table:style-name="ce33"/>
          <table:table-cell table:style-name="ce33" office:value-type="string" calcext:value-type="string">
            <text:p>RXD2</text:p>
          </table:table-cell>
          <table:table-cell table:style-name="ce33"/>
          <table:table-cell/>
          <table:table-cell table:style-name="ce26" office:value-type="string" calcext:value-type="string">
            <text:p>UART</text:p>
          </table:table-cell>
          <table:table-cell/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TDO/SWO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-JTAG</text:p>
          </table:table-cell>
          <table:table-cell table:style-name="ce14" office:value-type="string" calcext:value-type="string">
            <text:p>TDO</text:p>
          </table:table-cell>
          <table:table-cell table:style-name="ce26" office:value-type="string" calcext:value-type="string">
            <text:p>SWO</text:p>
          </table:table-cell>
          <table:table-cell table:style-name="ce26" table:number-columns-repeated="5"/>
          <table:table-cell table:number-columns-repeated="1009"/>
        </table:table-row>
        <table:table-row table:style-name="ro4">
          <table:table-cell table:style-name="ce14" office:value-type="string" calcext:value-type="string">
            <text:p>TD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-JTAG</text:p>
          </table:table-cell>
          <table:table-cell table:style-name="ce14" office:value-type="string" calcext:value-type="string">
            <text:p>TDI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TMS/SWDIO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-JTAG</text:p>
          </table:table-cell>
          <table:table-cell table:style-name="ce14" office:value-type="string" calcext:value-type="string">
            <text:p>TMS</text:p>
          </table:table-cell>
          <table:table-cell table:style-name="ce26" office:value-type="string" calcext:value-type="string">
            <text:p>SWDIO</text:p>
          </table:table-cell>
          <table:table-cell table:style-name="ce26" table:number-columns-repeated="5"/>
          <table:table-cell table:number-columns-repeated="1009"/>
        </table:table-row>
        <table:table-row table:style-name="ro4">
          <table:table-cell table:style-name="ce14" office:value-type="string" calcext:value-type="string">
            <text:p>TRS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-JTAG</text:p>
          </table:table-cell>
          <table:table-cell table:style-name="ce14" office:value-type="string" calcext:value-type="string">
            <text:p>TRST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TCK/SWDCLK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-JTAG</text:p>
          </table:table-cell>
          <table:table-cell table:style-name="ce14" office:value-type="string" calcext:value-type="string">
            <text:p>TCK</text:p>
          </table:table-cell>
          <table:table-cell table:style-name="ce26" office:value-type="string" calcext:value-type="string">
            <text:p>SWDCLK</text:p>
          </table:table-cell>
          <table:table-cell table:style-name="ce26" table:number-columns-repeated="5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A</text:span></text:p>
          </table:table-cell>
          <table:table-cell table:style-name="ce19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A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A</text:span></text:p>
          </table:table-cell>
          <table:table-cell table:style-name="ce19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A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VREFP</text:p>
          </table:table-cell>
          <table:table-cell table:style-name="ce19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REFP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n.c.</text:p>
          </table:table-cell>
          <table:table-cell table:style-name="ce19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</text:p>
          </table:table-cell>
          <table:table-cell table:style-name="ce14" office:value-type="string" calcext:value-type="string">
            <text:p>n.c.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RSTOUT</text:p>
          </table:table-cell>
          <table:table-cell table:style-name="ce19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</text:p>
          </table:table-cell>
          <table:table-cell table:style-name="ce14" office:value-type="string" calcext:value-type="string">
            <text:p>RSTOUT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VREFN</text:p>
          </table:table-cell>
          <table:table-cell table:style-name="ce19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REFN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RTCX1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</text:p>
          </table:table-cell>
          <table:table-cell table:style-name="ce14" office:value-type="string" calcext:value-type="string">
            <text:p>RTCX1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RESET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Reset button</text:p>
          </table:table-cell>
          <table:table-cell table:style-name="ce14" office:value-type="string" calcext:value-type="string">
            <text:p>RESET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RTCX2</text:p>
          </table:table-cell>
          <table:table-cell table:style-name="ce19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</text:p>
          </table:table-cell>
          <table:table-cell table:style-name="ce14" office:value-type="string" calcext:value-type="string">
            <text:p>RTCX2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VBAT</text:p>
          </table:table-cell>
          <table:table-cell table:style-name="ce19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BAT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XTAL1</text:p>
          </table:table-cell>
          <table:table-cell table:style-name="ce19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Crystal</text:p>
          </table:table-cell>
          <table:table-cell table:style-name="ce14" office:value-type="string" calcext:value-type="string">
            <text:p>XTAL1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XTAL2</text:p>
          </table:table-cell>
          <table:table-cell table:style-name="ce19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Crystal</text:p>
          </table:table-cell>
          <table:table-cell table:style-name="ce14" office:value-type="string" calcext:value-type="string">
            <text:p>XTAL2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7" office:value-type="string" calcext:value-type="string">
            <text:p>P0[28]/SCL0/USB_SCL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5" table:number-columns-repeated="2"/>
          <table:table-cell table:style-name="ce29" office:value-type="string" calcext:value-type="string">
            <text:p>I2C</text:p>
          </table:table-cell>
          <table:table-cell table:style-name="ce17" office:value-type="string" calcext:value-type="string">
            <text:p>P0[28]</text:p>
          </table:table-cell>
          <table:table-cell table:style-name="ce27" office:value-type="string" calcext:value-type="string">
            <text:p>SCL0</text:p>
          </table:table-cell>
          <table:table-cell table:style-name="ce27" office:value-type="string" calcext:value-type="string">
            <text:p>USB_SCL</text:p>
          </table:table-cell>
          <table:table-cell table:style-name="ce26" table:number-columns-repeated="4"/>
          <table:table-cell table:number-columns-repeated="1009"/>
        </table:table-row>
        <table:table-row table:style-name="ro4">
          <table:table-cell table:style-name="ce17" office:value-type="string" calcext:value-type="string">
            <text:p>P0[27]/SDA0/USB_SDA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5" table:number-columns-repeated="2"/>
          <table:table-cell table:style-name="ce29" office:value-type="string" calcext:value-type="string">
            <text:p>I2C</text:p>
          </table:table-cell>
          <table:table-cell table:style-name="ce17" office:value-type="string" calcext:value-type="string">
            <text:p>P0[27]</text:p>
          </table:table-cell>
          <table:table-cell table:style-name="ce27" office:value-type="string" calcext:value-type="string">
            <text:p>SDA0</text:p>
          </table:table-cell>
          <table:table-cell table:style-name="ce27" office:value-type="string" calcext:value-type="string">
            <text:p>USB_SDA</text:p>
          </table:table-cell>
          <table:table-cell table:style-name="ce26" table:number-columns-repeated="4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3V3)</text:span></text:p>
          </table:table-cell>
          <table:table-cell table:style-name="ce19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3V3)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7" office:value-type="string" calcext:value-type="string">
            <text:p>P0[29]/USB_D+</text:p>
          </table:table-cell>
          <table:table-cell table:style-name="ce21" office:value-type="float" office:value="29" calcext:value-type="float">
            <text:p>29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5" table:number-columns-repeated="2"/>
          <table:table-cell table:style-name="ce29" office:value-type="string" calcext:value-type="string">
            <text:p>USB</text:p>
          </table:table-cell>
          <table:table-cell table:style-name="ce17" office:value-type="string" calcext:value-type="string">
            <text:p>P0[29]</text:p>
          </table:table-cell>
          <table:table-cell table:style-name="ce27" office:value-type="string" calcext:value-type="string">
            <text:p>USB_D+</text:p>
          </table:table-cell>
          <table:table-cell table:style-name="ce26" table:number-columns-repeated="5"/>
          <table:table-cell table:number-columns-repeated="1009"/>
        </table:table-row>
        <table:table-row table:style-name="ro4">
          <table:table-cell table:style-name="ce17" office:value-type="string" calcext:value-type="string">
            <text:p>P0[30]/USB_D</text:p>
          </table:table-cell>
          <table:table-cell table:style-name="ce21" office:value-type="float" office:value="30" calcext:value-type="float">
            <text:p>3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5" table:number-columns-repeated="2"/>
          <table:table-cell table:style-name="ce29" office:value-type="string" calcext:value-type="string">
            <text:p>USB</text:p>
          </table:table-cell>
          <table:table-cell table:style-name="ce17" office:value-type="string" calcext:value-type="string">
            <text:p>P0[30]</text:p>
          </table:table-cell>
          <table:table-cell table:style-name="ce27" office:value-type="string" calcext:value-type="string">
            <text:p>USB_D</text:p>
          </table:table-cell>
          <table:table-cell table:style-name="ce26" table:number-columns-repeated="5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41" calcext:value-type="float">
            <text:p>4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REG)(3V3)***</text:span></text:p>
          </table:table-cell>
          <table:table-cell table:style-name="ce19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REG)(3V3)***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3V3)</text:span></text:p>
          </table:table-cell>
          <table:table-cell table:style-name="ce19" office:value-type="float" office:value="54" calcext:value-type="float">
            <text:p>5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3V3)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55" calcext:value-type="float">
            <text:p>5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3V3)</text:span></text:p>
          </table:table-cell>
          <table:table-cell table:style-name="ce19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3V3)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72" calcext:value-type="float">
            <text:p>7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83" calcext:value-type="float">
            <text:p>8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REG)(3V3)</text:span></text:p>
          </table:table-cell>
          <table:table-cell table:style-name="ce19" office:value-type="float" office:value="84" calcext:value-type="float">
            <text:p>8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REG)(3V3)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P1[0]/ENET_TXD0</text:p>
          </table:table-cell>
          <table:table-cell table:style-name="ce22" office:value-type="float" office:value="95" calcext:value-type="float">
            <text:p>9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0]</text:p>
          </table:table-cell>
          <table:table-cell table:style-name="ce26" office:value-type="string" calcext:value-type="string">
            <text:p>ENET_TXD0</text:p>
          </table:table-cell>
          <table:table-cell table:style-name="ce26" table:number-columns-repeated="5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3V3)</text:span></text:p>
          </table:table-cell>
          <table:table-cell table:style-name="ce19" office:value-type="float" office:value="96" calcext:value-type="float">
            <text:p>9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3V3)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97" calcext:value-type="float">
            <text:p>9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RTCK</text:p>
          </table:table-cell>
          <table:table-cell table:style-name="ce19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</text:p>
          </table:table-cell>
          <table:table-cell table:style-name="ce14" office:value-type="string" calcext:value-type="string">
            <text:p>RTCK</text:p>
          </table:table-cell>
          <table:table-cell table:style-name="ce26" table:number-columns-repeated="6"/>
          <table:table-cell table:number-columns-repeated="1009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iCAD" table:style-name="ta3">
        <table:table-column table:style-name="co1" table:default-cell-style-name="ce8"/>
        <table:table-column table:style-name="co2" table:default-cell-style-name="ce1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1019" table:default-cell-style-name="Default"/>
        <table:table-row table:style-name="ro6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/L</text:p>
          </table:table-cell>
          <table:table-cell table:number-columns-repeated="11"/>
          <table:table-cell office:value-type="string" calcext:value-type="string">
            <text:p>X PAD2 2 1000 850 200 L 50 50 1 1 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C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L</text:p>
          </table:table-cell>
          <table:table-cell table:formula="of:=CONCATENATE(&quot;X &quot;;[.A2];&quot; &quot;;[.B2];&quot; 1000 &quot;;[.C2];&quot; &quot;;[.D2];&quot; 50 50 1 1 B&quot;)" office:value-type="string" office:string-value="X NC 13 1000 -50 L 50 50 1 1 B" calcext:value-type="string">
            <text:p>X NC 13 1000 -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formula="of:=[.C2]+100"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table:formula="of:=CONCATENATE(&quot;X &quot;;[.A3];&quot; &quot;;[.B3];&quot; 1000 &quot;;[.C3];&quot; &quot;;[.D3];&quot; 50 50 1 1 B&quot;)" office:value-type="string" office:string-value="X P0[0]/RD1/TXD3/SDA1 46 1000 50 L 50 50 1 1 B" calcext:value-type="string">
            <text:p>X P0[0]/RD1/TXD3/SDA1 46 1000 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formula="of:=[.C3]+100" office:value-type="float" office:value="150" calcext:value-type="float">
            <text:p>150</text:p>
          </table:table-cell>
          <table:table-cell office:value-type="string" calcext:value-type="string">
            <text:p>L</text:p>
          </table:table-cell>
          <table:table-cell table:formula="of:=CONCATENATE(&quot;X &quot;;[.A4];&quot; &quot;;[.B4];&quot; 1000 &quot;;[.C4];&quot; &quot;;[.D4];&quot; 50 50 1 1 B&quot;)" office:value-type="string" office:string-value="X P0[1]/TD1/RXD3/SCL1 47 1000 150 L 50 50 1 1 B" calcext:value-type="string">
            <text:p>X P0[1]/TD1/RXD3/SCL1 47 1000 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formula="of:=[.C4]+100" office:value-type="float" office:value="250" calcext:value-type="float">
            <text:p>250</text:p>
          </table:table-cell>
          <table:table-cell office:value-type="string" calcext:value-type="string">
            <text:p>L</text:p>
          </table:table-cell>
          <table:table-cell table:formula="of:=CONCATENATE(&quot;X &quot;;[.A5];&quot; &quot;;[.B5];&quot; 1000 &quot;;[.C5];&quot; &quot;;[.D5];&quot; 50 50 1 1 B&quot;)" office:value-type="string" office:string-value="X P0[10]/TXD2/SDA2/MAT3[0] 48 1000 250 L 50 50 1 1 B" calcext:value-type="string">
            <text:p>X P0[10]/TXD2/SDA2/MAT3[0] 48 1000 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formula="of:=[.C5]+100" office:value-type="float" office:value="350" calcext:value-type="float">
            <text:p>350</text:p>
          </table:table-cell>
          <table:table-cell office:value-type="string" calcext:value-type="string">
            <text:p>L</text:p>
          </table:table-cell>
          <table:table-cell table:formula="of:=CONCATENATE(&quot;X &quot;;[.A6];&quot; &quot;;[.B6];&quot; 1000 &quot;;[.C6];&quot; &quot;;[.D6];&quot; 50 50 1 1 B&quot;)" office:value-type="string" office:string-value="X P0[11]/RXD2/SCL2/MAT3[1] 49 1000 350 L 50 50 1 1 B" calcext:value-type="string">
            <text:p>X P0[11]/RXD2/SCL2/MAT3[1] 49 1000 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formula="of:=[.C6]+100" office:value-type="float" office:value="450" calcext:value-type="float">
            <text:p>450</text:p>
          </table:table-cell>
          <table:table-cell office:value-type="string" calcext:value-type="string">
            <text:p>L</text:p>
          </table:table-cell>
          <table:table-cell table:formula="of:=CONCATENATE(&quot;X &quot;;[.A7];&quot; &quot;;[.B7];&quot; 1000 &quot;;[.C7];&quot; &quot;;[.D7];&quot; 50 50 1 1 B&quot;)" office:value-type="string" office:string-value="X P0[15]/TXD1/SCK0/SCK 62 1000 450 L 50 50 1 1 B" calcext:value-type="string">
            <text:p>X P0[15]/TXD1/SCK0/SCK 62 1000 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formula="of:=[.C7]+100" office:value-type="float" office:value="550" calcext:value-type="float">
            <text:p>550</text:p>
          </table:table-cell>
          <table:table-cell office:value-type="string" calcext:value-type="string">
            <text:p>L</text:p>
          </table:table-cell>
          <table:table-cell table:formula="of:=CONCATENATE(&quot;X &quot;;[.A8];&quot; &quot;;[.B8];&quot; 1000 &quot;;[.C8];&quot; &quot;;[.D8];&quot; 50 50 1 1 B&quot;)" office:value-type="string" office:string-value="X P0[16]/RXD1/SSEL0/SSEL 63 1000 550 L 50 50 1 1 B" calcext:value-type="string">
            <text:p>X P0[16]/RXD1/SSEL0/SSEL 63 1000 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formula="of:=[.C8]+100" office:value-type="float" office:value="650" calcext:value-type="float">
            <text:p>650</text:p>
          </table:table-cell>
          <table:table-cell office:value-type="string" calcext:value-type="string">
            <text:p>L</text:p>
          </table:table-cell>
          <table:table-cell table:formula="of:=CONCATENATE(&quot;X &quot;;[.A9];&quot; &quot;;[.B9];&quot; 1000 &quot;;[.C9];&quot; &quot;;[.D9];&quot; 50 50 1 1 B&quot;)" office:value-type="string" office:string-value="X P0[17]/CTS1/MISO0/MISO 61 1000 650 L 50 50 1 1 B" calcext:value-type="string">
            <text:p>X P0[17]/CTS1/MISO0/MISO 61 1000 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formula="of:=[.C9]+100" office:value-type="float" office:value="750" calcext:value-type="float">
            <text:p>750</text:p>
          </table:table-cell>
          <table:table-cell office:value-type="string" calcext:value-type="string">
            <text:p>L</text:p>
          </table:table-cell>
          <table:table-cell table:formula="of:=CONCATENATE(&quot;X &quot;;[.A10];&quot; &quot;;[.B10];&quot; 1000 &quot;;[.C10];&quot; &quot;;[.D10];&quot; 50 50 1 1 B&quot;)" office:value-type="string" office:string-value="X P0[18]/DCD1/MOSI0/MOSI 60 1000 750 L 50 50 1 1 B" calcext:value-type="string">
            <text:p>X P0[18]/DCD1/MOSI0/MOSI 60 1000 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formula="of:=[.C10]+100" office:value-type="float" office:value="850" calcext:value-type="float">
            <text:p>850</text:p>
          </table:table-cell>
          <table:table-cell office:value-type="string" calcext:value-type="string">
            <text:p>L</text:p>
          </table:table-cell>
          <table:table-cell table:formula="of:=CONCATENATE(&quot;X &quot;;[.A11];&quot; &quot;;[.B11];&quot; 1000 &quot;;[.C11];&quot; &quot;;[.D11];&quot; 50 50 1 1 B&quot;)" office:value-type="string" office:string-value="X P0[19]/DSR1/SDA1 59 1000 850 L 50 50 1 1 B" calcext:value-type="string">
            <text:p>X P0[19]/DSR1/SDA1 59 1000 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formula="of:=[.C11]+100" office:value-type="float" office:value="950" calcext:value-type="float">
            <text:p>950</text:p>
          </table:table-cell>
          <table:table-cell office:value-type="string" calcext:value-type="string">
            <text:p>L</text:p>
          </table:table-cell>
          <table:table-cell table:formula="of:=CONCATENATE(&quot;X &quot;;[.A12];&quot; &quot;;[.B12];&quot; 1000 &quot;;[.C12];&quot; &quot;;[.D12];&quot; 50 50 1 1 B&quot;)" office:value-type="string" office:string-value="X P0[2]/TXD0/AD0[7] 98 1000 950 L 50 50 1 1 B" calcext:value-type="string">
            <text:p>X P0[2]/TXD0/AD0[7] 98 1000 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formula="of:=[.C12]+100" office:value-type="float" office:value="1050" calcext:value-type="float">
            <text:p>1050</text:p>
          </table:table-cell>
          <table:table-cell office:value-type="string" calcext:value-type="string">
            <text:p>L</text:p>
          </table:table-cell>
          <table:table-cell table:formula="of:=CONCATENATE(&quot;X &quot;;[.A13];&quot; &quot;;[.B13];&quot; 1000 &quot;;[.C13];&quot; &quot;;[.D13];&quot; 50 50 1 1 B&quot;)" office:value-type="string" office:string-value="X P0[20]/DTR1/SCL1 58 1000 1050 L 50 50 1 1 B" calcext:value-type="string">
            <text:p>X P0[20]/DTR1/SCL1 58 1000 1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formula="of:=[.C13]+100" office:value-type="float" office:value="1150" calcext:value-type="float">
            <text:p>1150</text:p>
          </table:table-cell>
          <table:table-cell office:value-type="string" calcext:value-type="string">
            <text:p>L</text:p>
          </table:table-cell>
          <table:table-cell table:formula="of:=CONCATENATE(&quot;X &quot;;[.A14];&quot; &quot;;[.B14];&quot; 1000 &quot;;[.C14];&quot; &quot;;[.D14];&quot; 50 50 1 1 B&quot;)" office:value-type="string" office:string-value="X P0[21]/RI1/RD1 57 1000 1150 L 50 50 1 1 B" calcext:value-type="string">
            <text:p>X P0[21]/RI1/RD1 57 1000 1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formula="of:=[.C14]+100" office:value-type="float" office:value="1250" calcext:value-type="float">
            <text:p>1250</text:p>
          </table:table-cell>
          <table:table-cell office:value-type="string" calcext:value-type="string">
            <text:p>L</text:p>
          </table:table-cell>
          <table:table-cell table:formula="of:=CONCATENATE(&quot;X &quot;;[.A15];&quot; &quot;;[.B15];&quot; 1000 &quot;;[.C15];&quot; &quot;;[.D15];&quot; 50 50 1 1 B&quot;)" office:value-type="string" office:string-value="X P0[22]/RTS1/TD1 56 1000 1250 L 50 50 1 1 B" calcext:value-type="string">
            <text:p>X P0[22]/RTS1/TD1 56 1000 1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formula="of:=[.C15]+100" office:value-type="float" office:value="1350" calcext:value-type="float">
            <text:p>1350</text:p>
          </table:table-cell>
          <table:table-cell office:value-type="string" calcext:value-type="string">
            <text:p>L</text:p>
          </table:table-cell>
          <table:table-cell table:formula="of:=CONCATENATE(&quot;X &quot;;[.A16];&quot; &quot;;[.B16];&quot; 1000 &quot;;[.C16];&quot; &quot;;[.D16];&quot; 50 50 1 1 B&quot;)" office:value-type="string" office:string-value="X P0[23]/AD0[0]/I2SRX_CLK/CAP3[0] 9 1000 1350 L 50 50 1 1 B" calcext:value-type="string">
            <text:p>X P0[23]/AD0[0]/I2SRX_CLK/CAP3[0] 9 1000 1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formula="of:=[.C16]+100" office:value-type="float" office:value="1450" calcext:value-type="float">
            <text:p>1450</text:p>
          </table:table-cell>
          <table:table-cell office:value-type="string" calcext:value-type="string">
            <text:p>L</text:p>
          </table:table-cell>
          <table:table-cell table:formula="of:=CONCATENATE(&quot;X &quot;;[.A17];&quot; &quot;;[.B17];&quot; 1000 &quot;;[.C17];&quot; &quot;;[.D17];&quot; 50 50 1 1 B&quot;)" office:value-type="string" office:string-value="X P0[24]/AD0[1]/I2SRX_WS/CAP3[1] 8 1000 1450 L 50 50 1 1 B" calcext:value-type="string">
            <text:p>X P0[24]/AD0[1]/I2SRX_WS/CAP3[1] 8 1000 1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formula="of:=[.C17]+100" office:value-type="float" office:value="1550" calcext:value-type="float">
            <text:p>1550</text:p>
          </table:table-cell>
          <table:table-cell office:value-type="string" calcext:value-type="string">
            <text:p>L</text:p>
          </table:table-cell>
          <table:table-cell table:formula="of:=CONCATENATE(&quot;X &quot;;[.A18];&quot; &quot;;[.B18];&quot; 1000 &quot;;[.C18];&quot; &quot;;[.D18];&quot; 50 50 1 1 B&quot;)" office:value-type="string" office:string-value="X P0[25]/AD0[2]/I2SRX_SDA/TXD3 7 1000 1550 L 50 50 1 1 B" calcext:value-type="string">
            <text:p>X P0[25]/AD0[2]/I2SRX_SDA/TXD3 7 1000 1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formula="of:=[.C18]+100" office:value-type="float" office:value="1650" calcext:value-type="float">
            <text:p>1650</text:p>
          </table:table-cell>
          <table:table-cell office:value-type="string" calcext:value-type="string">
            <text:p>L</text:p>
          </table:table-cell>
          <table:table-cell table:formula="of:=CONCATENATE(&quot;X &quot;;[.A19];&quot; &quot;;[.B19];&quot; 1000 &quot;;[.C19];&quot; &quot;;[.D19];&quot; 50 50 1 1 B&quot;)" office:value-type="string" office:string-value="X P0[26]/AD0[3]/AOUT/RXD3 6 1000 1650 L 50 50 1 1 B" calcext:value-type="string">
            <text:p>X P0[26]/AD0[3]/AOUT/RXD3 6 1000 1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7]/SDA0/USB_SDA</text:p>
          </table:table-cell>
          <table:table-cell table:style-name="ce7" office:value-type="float" office:value="25" calcext:value-type="float">
            <text:p>25</text:p>
          </table:table-cell>
          <table:table-cell table:formula="of:=[.C19]+100" office:value-type="float" office:value="1750" calcext:value-type="float">
            <text:p>1750</text:p>
          </table:table-cell>
          <table:table-cell office:value-type="string" calcext:value-type="string">
            <text:p>L</text:p>
          </table:table-cell>
          <table:table-cell table:formula="of:=CONCATENATE(&quot;X &quot;;[.A20];&quot; &quot;;[.B20];&quot; 1000 &quot;;[.C20];&quot; &quot;;[.D20];&quot; 50 50 1 1 B&quot;)" office:value-type="string" office:string-value="X P0[27]/SDA0/USB_SDA 25 1000 1750 L 50 50 1 1 B" calcext:value-type="string">
            <text:p>X P0[27]/SDA0/USB_SDA 25 1000 1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8]/SCL0/USB_SCL</text:p>
          </table:table-cell>
          <table:table-cell table:style-name="ce7" office:value-type="float" office:value="24" calcext:value-type="float">
            <text:p>24</text:p>
          </table:table-cell>
          <table:table-cell table:formula="of:=[.C20]+100" office:value-type="float" office:value="1850" calcext:value-type="float">
            <text:p>1850</text:p>
          </table:table-cell>
          <table:table-cell office:value-type="string" calcext:value-type="string">
            <text:p>L</text:p>
          </table:table-cell>
          <table:table-cell table:formula="of:=CONCATENATE(&quot;X &quot;;[.A21];&quot; &quot;;[.B21];&quot; 1000 &quot;;[.C21];&quot; &quot;;[.D21];&quot; 50 50 1 1 B&quot;)" office:value-type="string" office:string-value="X P0[28]/SCL0/USB_SCL 24 1000 1850 L 50 50 1 1 B" calcext:value-type="string">
            <text:p>X P0[28]/SCL0/USB_SCL 24 1000 1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9]/USB_D+</text:p>
          </table:table-cell>
          <table:table-cell table:style-name="ce7" office:value-type="float" office:value="29" calcext:value-type="float">
            <text:p>29</text:p>
          </table:table-cell>
          <table:table-cell table:formula="of:=[.C21]+100" office:value-type="float" office:value="1950" calcext:value-type="float">
            <text:p>1950</text:p>
          </table:table-cell>
          <table:table-cell office:value-type="string" calcext:value-type="string">
            <text:p>L</text:p>
          </table:table-cell>
          <table:table-cell table:formula="of:=CONCATENATE(&quot;X &quot;;[.A22];&quot; &quot;;[.B22];&quot; 1000 &quot;;[.C22];&quot; &quot;;[.D22];&quot; 50 50 1 1 B&quot;)" office:value-type="string" office:string-value="X P0[29]/USB_D+ 29 1000 1950 L 50 50 1 1 B" calcext:value-type="string">
            <text:p>X P0[29]/USB_D+ 29 1000 1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formula="of:=[.C22]+100" office:value-type="float" office:value="2050" calcext:value-type="float">
            <text:p>2050</text:p>
          </table:table-cell>
          <table:table-cell office:value-type="string" calcext:value-type="string">
            <text:p>L</text:p>
          </table:table-cell>
          <table:table-cell table:formula="of:=CONCATENATE(&quot;X &quot;;[.A23];&quot; &quot;;[.B23];&quot; 1000 &quot;;[.C23];&quot; &quot;;[.D23];&quot; 50 50 1 1 B&quot;)" office:value-type="string" office:string-value="X P0[3]/RXD0/AD0[6] 99 1000 2050 L 50 50 1 1 B" calcext:value-type="string">
            <text:p>X P0[3]/RXD0/AD0[6] 99 1000 2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30]/USB_D</text:p>
          </table:table-cell>
          <table:table-cell table:style-name="ce7" office:value-type="float" office:value="30" calcext:value-type="float">
            <text:p>30</text:p>
          </table:table-cell>
          <table:table-cell table:formula="of:=[.C23]+100" office:value-type="float" office:value="2150" calcext:value-type="float">
            <text:p>2150</text:p>
          </table:table-cell>
          <table:table-cell office:value-type="string" calcext:value-type="string">
            <text:p>L</text:p>
          </table:table-cell>
          <table:table-cell table:formula="of:=CONCATENATE(&quot;X &quot;;[.A24];&quot; &quot;;[.B24];&quot; 1000 &quot;;[.C24];&quot; &quot;;[.D24];&quot; 50 50 1 1 B&quot;)" office:value-type="string" office:string-value="X P0[30]/USB_D 30 1000 2150 L 50 50 1 1 B" calcext:value-type="string">
            <text:p>X P0[30]/USB_D 30 1000 2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formula="of:=[.C24]+100" office:value-type="float" office:value="2250" calcext:value-type="float">
            <text:p>2250</text:p>
          </table:table-cell>
          <table:table-cell office:value-type="string" calcext:value-type="string">
            <text:p>L</text:p>
          </table:table-cell>
          <table:table-cell table:formula="of:=CONCATENATE(&quot;X &quot;;[.A25];&quot; &quot;;[.B25];&quot; 1000 &quot;;[.C25];&quot; &quot;;[.D25];&quot; 50 50 1 1 B&quot;)" office:value-type="string" office:string-value="X P0[4]/I2SRX_CLK/RD2/CAP2[0] 81 1000 2250 L 50 50 1 1 B" calcext:value-type="string">
            <text:p>X P0[4]/I2SRX_CLK/RD2/CAP2[0] 81 1000 2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formula="of:=[.C25]+100" office:value-type="float" office:value="2350" calcext:value-type="float">
            <text:p>2350</text:p>
          </table:table-cell>
          <table:table-cell office:value-type="string" calcext:value-type="string">
            <text:p>L</text:p>
          </table:table-cell>
          <table:table-cell table:formula="of:=CONCATENATE(&quot;X &quot;;[.A26];&quot; &quot;;[.B26];&quot; 1000 &quot;;[.C26];&quot; &quot;;[.D26];&quot; 50 50 1 1 B&quot;)" office:value-type="string" office:string-value="X P0[5]/I2SRX_WS/TD2/CAP2[1] 80 1000 2350 L 50 50 1 1 B" calcext:value-type="string">
            <text:p>X P0[5]/I2SRX_WS/TD2/CAP2[1] 80 1000 2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table:formula="of:=[.C26]+100" office:value-type="float" office:value="2450" calcext:value-type="float">
            <text:p>2450</text:p>
          </table:table-cell>
          <table:table-cell office:value-type="string" calcext:value-type="string">
            <text:p>L</text:p>
          </table:table-cell>
          <table:table-cell table:formula="of:=CONCATENATE(&quot;X &quot;;[.A27];&quot; &quot;;[.B27];&quot; 1000 &quot;;[.C27];&quot; &quot;;[.D27];&quot; 50 50 1 1 B&quot;)" office:value-type="string" office:string-value="X P0[6]/I2SRX_SDA/SSEL1/MAT2[0] 79 1000 2450 L 50 50 1 1 B" calcext:value-type="string">
            <text:p>X P0[6]/I2SRX_SDA/SSEL1/MAT2[0] 79 1000 2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table:formula="of:=[.C27]+100" office:value-type="float" office:value="2550" calcext:value-type="float">
            <text:p>2550</text:p>
          </table:table-cell>
          <table:table-cell office:value-type="string" calcext:value-type="string">
            <text:p>L</text:p>
          </table:table-cell>
          <table:table-cell table:formula="of:=CONCATENATE(&quot;X &quot;;[.A28];&quot; &quot;;[.B28];&quot; 1000 &quot;;[.C28];&quot; &quot;;[.D28];&quot; 50 50 1 1 B&quot;)" office:value-type="string" office:string-value="X P0[7]/I2STX_CLK/SCK1/MAT2[1] 78 1000 2550 L 50 50 1 1 B" calcext:value-type="string">
            <text:p>X P0[7]/I2STX_CLK/SCK1/MAT2[1] 78 1000 2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table:formula="of:=[.C28]+100" office:value-type="float" office:value="2650" calcext:value-type="float">
            <text:p>2650</text:p>
          </table:table-cell>
          <table:table-cell office:value-type="string" calcext:value-type="string">
            <text:p>L</text:p>
          </table:table-cell>
          <table:table-cell table:formula="of:=CONCATENATE(&quot;X &quot;;[.A29];&quot; &quot;;[.B29];&quot; 1000 &quot;;[.C29];&quot; &quot;;[.D29];&quot; 50 50 1 1 B&quot;)" office:value-type="string" office:string-value="X P0[8]/I2STX_WS/MISO1/MAT2[2] 77 1000 2650 L 50 50 1 1 B" calcext:value-type="string">
            <text:p>X P0[8]/I2STX_WS/MISO1/MAT2[2] 77 1000 2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table:formula="of:=[.C29]+100" office:value-type="float" office:value="2750" calcext:value-type="float">
            <text:p>2750</text:p>
          </table:table-cell>
          <table:table-cell office:value-type="string" calcext:value-type="string">
            <text:p>L</text:p>
          </table:table-cell>
          <table:table-cell table:formula="of:=CONCATENATE(&quot;X &quot;;[.A30];&quot; &quot;;[.B30];&quot; 1000 &quot;;[.C30];&quot; &quot;;[.D30];&quot; 50 50 1 1 B&quot;)" office:value-type="string" office:string-value="X P0[9]/I2STX_SDA/MOSI1/MAT2[3] 76 1000 2750 L 50 50 1 1 B" calcext:value-type="string">
            <text:p>X P0[9]/I2STX_SDA/MOSI1/MAT2[3] 76 1000 2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table:formula="of:=[.C30]+100" office:value-type="float" office:value="2850" calcext:value-type="float">
            <text:p>2850</text:p>
          </table:table-cell>
          <table:table-cell office:value-type="string" calcext:value-type="string">
            <text:p>L</text:p>
          </table:table-cell>
          <table:table-cell table:formula="of:=CONCATENATE(&quot;X &quot;;[.A31];&quot; &quot;;[.B31];&quot; 1000 &quot;;[.C31];&quot; &quot;;[.D31];&quot; 50 50 1 1 B&quot;)" office:value-type="string" office:string-value="X P1[0]/ENET_TXD0 95 1000 2850 L 50 50 1 1 B" calcext:value-type="string">
            <text:p>X P1[0]/ENET_TXD0 95 1000 2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table:formula="of:=[.C31]+100" office:value-type="float" office:value="2950" calcext:value-type="float">
            <text:p>2950</text:p>
          </table:table-cell>
          <table:table-cell office:value-type="string" calcext:value-type="string">
            <text:p>L</text:p>
          </table:table-cell>
          <table:table-cell table:formula="of:=CONCATENATE(&quot;X &quot;;[.A32];&quot; &quot;;[.B32];&quot; 1000 &quot;;[.C32];&quot; &quot;;[.D32];&quot; 50 50 1 1 B&quot;)" office:value-type="string" office:string-value="X P1[1]/ENET_TXD1 94 1000 2950 L 50 50 1 1 B" calcext:value-type="string">
            <text:p>X P1[1]/ENET_TXD1 94 1000 2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table:formula="of:=[.C32]+100" office:value-type="float" office:value="3050" calcext:value-type="float">
            <text:p>3050</text:p>
          </table:table-cell>
          <table:table-cell office:value-type="string" calcext:value-type="string">
            <text:p>L</text:p>
          </table:table-cell>
          <table:table-cell table:formula="of:=CONCATENATE(&quot;X &quot;;[.A33];&quot; &quot;;[.B33];&quot; 1000 &quot;;[.C33];&quot; &quot;;[.D33];&quot; 50 50 1 1 B&quot;)" office:value-type="string" office:string-value="X P1[10]/ENET_RXD1 90 1000 3050 L 50 50 1 1 B" calcext:value-type="string">
            <text:p>X P1[10]/ENET_RXD1 90 1000 3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table:formula="of:=[.C33]+100" office:value-type="float" office:value="3150" calcext:value-type="float">
            <text:p>3150</text:p>
          </table:table-cell>
          <table:table-cell office:value-type="string" calcext:value-type="string">
            <text:p>L</text:p>
          </table:table-cell>
          <table:table-cell table:formula="of:=CONCATENATE(&quot;X &quot;;[.A34];&quot; &quot;;[.B34];&quot; 1000 &quot;;[.C34];&quot; &quot;;[.D34];&quot; 50 50 1 1 B&quot;)" office:value-type="string" office:string-value="X P1[14]/ENET_RX_ER 89 1000 3150 L 50 50 1 1 B" calcext:value-type="string">
            <text:p>X P1[14]/ENET_RX_ER 89 1000 3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table:formula="of:=[.C34]+100" office:value-type="float" office:value="3250" calcext:value-type="float">
            <text:p>3250</text:p>
          </table:table-cell>
          <table:table-cell office:value-type="string" calcext:value-type="string">
            <text:p>L</text:p>
          </table:table-cell>
          <table:table-cell table:formula="of:=CONCATENATE(&quot;X &quot;;[.A35];&quot; &quot;;[.B35];&quot; 1000 &quot;;[.C35];&quot; &quot;;[.D35];&quot; 50 50 1 1 B&quot;)" office:value-type="string" office:string-value="X P1[15]/ENET_REF_CLK 88 1000 3250 L 50 50 1 1 B" calcext:value-type="string">
            <text:p>X P1[15]/ENET_REF_CLK 88 1000 3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table:formula="of:=[.C35]+100" office:value-type="float" office:value="3350" calcext:value-type="float">
            <text:p>3350</text:p>
          </table:table-cell>
          <table:table-cell office:value-type="string" calcext:value-type="string">
            <text:p>L</text:p>
          </table:table-cell>
          <table:table-cell table:formula="of:=CONCATENATE(&quot;X &quot;;[.A36];&quot; &quot;;[.B36];&quot; 1000 &quot;;[.C36];&quot; &quot;;[.D36];&quot; 50 50 1 1 B&quot;)" office:value-type="string" office:string-value="X P1[16]/ENET_MDC 87 1000 3350 L 50 50 1 1 B" calcext:value-type="string">
            <text:p>X P1[16]/ENET_MDC 87 1000 3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table:formula="of:=[.C36]+100" office:value-type="float" office:value="3450" calcext:value-type="float">
            <text:p>3450</text:p>
          </table:table-cell>
          <table:table-cell office:value-type="string" calcext:value-type="string">
            <text:p>L</text:p>
          </table:table-cell>
          <table:table-cell table:formula="of:=CONCATENATE(&quot;X &quot;;[.A37];&quot; &quot;;[.B37];&quot; 1000 &quot;;[.C37];&quot; &quot;;[.D37];&quot; 50 50 1 1 B&quot;)" office:value-type="string" office:string-value="X P1[17]/ENET_MDIO 86 1000 3450 L 50 50 1 1 B" calcext:value-type="string">
            <text:p>X P1[17]/ENET_MDIO 86 1000 3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formula="of:=[.C37]+100" office:value-type="float" office:value="3550" calcext:value-type="float">
            <text:p>3550</text:p>
          </table:table-cell>
          <table:table-cell office:value-type="string" calcext:value-type="string">
            <text:p>L</text:p>
          </table:table-cell>
          <table:table-cell table:formula="of:=CONCATENATE(&quot;X &quot;;[.A38];&quot; &quot;;[.B38];&quot; 1000 &quot;;[.C38];&quot; &quot;;[.D38];&quot; 50 50 1 1 B&quot;)" office:value-type="string" office:string-value="X P1[18]/USB_UP_LED/PWM1[1]/CAP1[0] 32 1000 3550 L 50 50 1 1 B" calcext:value-type="string">
            <text:p>X P1[18]/USB_UP_LED/PWM1[1]/CAP1[0] 32 1000 3550 L 50 50 1 1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formula="of:=[.C38]+100" office:value-type="float" office:value="3650" calcext:value-type="float">
            <text:p>3650</text:p>
          </table:table-cell>
          <table:table-cell office:value-type="string" calcext:value-type="string">
            <text:p>L</text:p>
          </table:table-cell>
          <table:table-cell table:formula="of:=CONCATENATE(&quot;X &quot;;[.A39];&quot; &quot;;[.B39];&quot; 1000 &quot;;[.C39];&quot; &quot;;[.D39];&quot; 50 50 1 1 B&quot;)" office:value-type="string" office:string-value="X P1[19]/MCOA0/USB_PPWR/CAP1[1] 33 1000 3650 L 50 50 1 1 B" calcext:value-type="string">
            <text:p>X P1[19]/MCOA0/USB_PPWR/CAP1[1] 33 1000 3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formula="of:=[.C39]+100" office:value-type="float" office:value="3750" calcext:value-type="float">
            <text:p>3750</text:p>
          </table:table-cell>
          <table:table-cell office:value-type="string" calcext:value-type="string">
            <text:p>L</text:p>
          </table:table-cell>
          <table:table-cell table:formula="of:=CONCATENATE(&quot;X &quot;;[.A40];&quot; &quot;;[.B40];&quot; 1000 &quot;;[.C40];&quot; &quot;;[.D40];&quot; 50 50 1 1 B&quot;)" office:value-type="string" office:string-value="X P1[20]/MCI0/PWM1[2]/SCK0 34 1000 3750 L 50 50 1 1 B" calcext:value-type="string">
            <text:p>X P1[20]/MCI0/PWM1[2]/SCK0 34 1000 37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formula="of:=[.C40]+100" office:value-type="float" office:value="3850" calcext:value-type="float">
            <text:p>3850</text:p>
          </table:table-cell>
          <table:table-cell office:value-type="string" calcext:value-type="string">
            <text:p>L</text:p>
          </table:table-cell>
          <table:table-cell table:formula="of:=CONCATENATE(&quot;X &quot;;[.A41];&quot; &quot;;[.B41];&quot; 1000 &quot;;[.C41];&quot; &quot;;[.D41];&quot; 50 50 1 1 B&quot;)" office:value-type="string" office:string-value="X P1[21]/MCABORT/PWM1[3]/SSEL0 35 1000 3850 L 50 50 1 1 B" calcext:value-type="string">
            <text:p>X P1[21]/MCABORT/PWM1[3]/SSEL0 35 1000 3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formula="of:=[.C41]+100" office:value-type="float" office:value="3950" calcext:value-type="float">
            <text:p>3950</text:p>
          </table:table-cell>
          <table:table-cell office:value-type="string" calcext:value-type="string">
            <text:p>L</text:p>
          </table:table-cell>
          <table:table-cell table:formula="of:=CONCATENATE(&quot;X &quot;;[.A42];&quot; &quot;;[.B42];&quot; 1000 &quot;;[.C42];&quot; &quot;;[.D42];&quot; 50 50 1 1 B&quot;)" office:value-type="string" office:string-value="X P1[22]/MCOB0/USB_PWRD/MAT1[0] 36 1000 3950 L 50 50 1 1 B" calcext:value-type="string">
            <text:p>X P1[22]/MCOB0/USB_PWRD/MAT1[0] 36 1000 3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formula="of:=[.C42]+100" office:value-type="float" office:value="4050" calcext:value-type="float">
            <text:p>4050</text:p>
          </table:table-cell>
          <table:table-cell office:value-type="string" calcext:value-type="string">
            <text:p>L</text:p>
          </table:table-cell>
          <table:table-cell table:formula="of:=CONCATENATE(&quot;X &quot;;[.A43];&quot; &quot;;[.B43];&quot; 1000 &quot;;[.C43];&quot; &quot;;[.D43];&quot; 50 50 1 1 B&quot;)" office:value-type="string" office:string-value="X P1[23]/MCI1/PWM1[4]/MISO0 37 1000 4050 L 50 50 1 1 B" calcext:value-type="string">
            <text:p>X P1[23]/MCI1/PWM1[4]/MISO0 37 1000 4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formula="of:=[.C43]+100" office:value-type="float" office:value="4150" calcext:value-type="float">
            <text:p>4150</text:p>
          </table:table-cell>
          <table:table-cell office:value-type="string" calcext:value-type="string">
            <text:p>L</text:p>
          </table:table-cell>
          <table:table-cell table:formula="of:=CONCATENATE(&quot;X &quot;;[.A44];&quot; &quot;;[.B44];&quot; 1000 &quot;;[.C44];&quot; &quot;;[.D44];&quot; 50 50 1 1 B&quot;)" office:value-type="string" office:string-value="X P1[24]/MCI2/PWM1[5]/MOSI0 38 1000 4150 L 50 50 1 1 B" calcext:value-type="string">
            <text:p>X P1[24]/MCI2/PWM1[5]/MOSI0 38 1000 4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formula="of:=[.C44]+100" office:value-type="float" office:value="4250" calcext:value-type="float">
            <text:p>4250</text:p>
          </table:table-cell>
          <table:table-cell office:value-type="string" calcext:value-type="string">
            <text:p>L</text:p>
          </table:table-cell>
          <table:table-cell table:formula="of:=CONCATENATE(&quot;X &quot;;[.A45];&quot; &quot;;[.B45];&quot; 1000 &quot;;[.C45];&quot; &quot;;[.D45];&quot; 50 50 1 1 B&quot;)" office:value-type="string" office:string-value="X P1[25]/MCOA1/MAT1[1] 39 1000 4250 L 50 50 1 1 B" calcext:value-type="string">
            <text:p>X P1[25]/MCOA1/MAT1[1] 39 1000 4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formula="of:=[.C45]+100" office:value-type="float" office:value="4350" calcext:value-type="float">
            <text:p>4350</text:p>
          </table:table-cell>
          <table:table-cell office:value-type="string" calcext:value-type="string">
            <text:p>L</text:p>
          </table:table-cell>
          <table:table-cell table:formula="of:=CONCATENATE(&quot;X &quot;;[.A46];&quot; &quot;;[.B46];&quot; 1000 &quot;;[.C46];&quot; &quot;;[.D46];&quot; 50 50 1 1 B&quot;)" office:value-type="string" office:string-value="X P1[26]/MCOB1/PWM1[6]/CAP0[0] 40 1000 4350 L 50 50 1 1 B" calcext:value-type="string">
            <text:p>X P1[26]/MCOB1/PWM1[6]/CAP0[0] 40 1000 4350 L 50 50 1 1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formula="of:=[.C46]+100" office:value-type="float" office:value="4450" calcext:value-type="float">
            <text:p>4450</text:p>
          </table:table-cell>
          <table:table-cell office:value-type="string" calcext:value-type="string">
            <text:p>L</text:p>
          </table:table-cell>
          <table:table-cell table:formula="of:=CONCATENATE(&quot;X &quot;;[.A47];&quot; &quot;;[.B47];&quot; 1000 &quot;;[.C47];&quot; &quot;;[.D47];&quot; 50 50 1 1 B&quot;)" office:value-type="string" office:string-value="X P1[27]/CLKOUT/USB_OVRCR/CAP0[1] 43 1000 4450 L 50 50 1 1 B" calcext:value-type="string">
            <text:p>X P1[27]/CLKOUT/USB_OVRCR/CAP0[1] 43 1000 4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formula="of:=[.C47]+100" office:value-type="float" office:value="4550" calcext:value-type="float">
            <text:p>4550</text:p>
          </table:table-cell>
          <table:table-cell office:value-type="string" calcext:value-type="string">
            <text:p>L</text:p>
          </table:table-cell>
          <table:table-cell table:formula="of:=CONCATENATE(&quot;X &quot;;[.A48];&quot; &quot;;[.B48];&quot; 1000 &quot;;[.C48];&quot; &quot;;[.D48];&quot; 50 50 1 1 B&quot;)" office:value-type="string" office:string-value="X P1[28]/MCOA2/PCAP1[0]/MAT0[0] 44 1000 4550 L 50 50 1 1 B" calcext:value-type="string">
            <text:p>X P1[28]/MCOA2/PCAP1[0]/MAT0[0] 44 1000 4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formula="of:=[.C48]+100" office:value-type="float" office:value="4650" calcext:value-type="float">
            <text:p>4650</text:p>
          </table:table-cell>
          <table:table-cell office:value-type="string" calcext:value-type="string">
            <text:p>L</text:p>
          </table:table-cell>
          <table:table-cell table:formula="of:=CONCATENATE(&quot;X &quot;;[.A49];&quot; &quot;;[.B49];&quot; 1000 &quot;;[.C49];&quot; &quot;;[.D49];&quot; 50 50 1 1 B&quot;)" office:value-type="string" office:string-value="X P1[29]/MCOB2/PCAP1[1]/MAT0[1] 45 1000 4650 L 50 50 1 1 B" calcext:value-type="string">
            <text:p>X P1[29]/MCOB2/PCAP1[1]/MAT0[1] 45 1000 4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formula="of:=[.C49]+100" office:value-type="float" office:value="4750" calcext:value-type="float">
            <text:p>4750</text:p>
          </table:table-cell>
          <table:table-cell office:value-type="string" calcext:value-type="string">
            <text:p>L</text:p>
          </table:table-cell>
          <table:table-cell table:formula="of:=CONCATENATE(&quot;X &quot;;[.A50];&quot; &quot;;[.B50];&quot; 1000 &quot;;[.C50];&quot; &quot;;[.D50];&quot; 50 50 1 1 B&quot;)" office:value-type="string" office:string-value="X P1[30]/VBUS/AD0[4] 21 1000 4750 L 50 50 1 1 B" calcext:value-type="string">
            <text:p>X P1[30]/VBUS/AD0[4] 21 1000 4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formula="of:=[.C50]+100" office:value-type="float" office:value="4850" calcext:value-type="float">
            <text:p>4850</text:p>
          </table:table-cell>
          <table:table-cell office:value-type="string" calcext:value-type="string">
            <text:p>L</text:p>
          </table:table-cell>
          <table:table-cell table:formula="of:=CONCATENATE(&quot;X &quot;;[.A51];&quot; &quot;;[.B51];&quot; 1000 &quot;;[.C51];&quot; &quot;;[.D51];&quot; 50 50 1 1 B&quot;)" office:value-type="string" office:string-value="X P1[31]/SCK1/AD0[5] 20 1000 4850 L 50 50 1 1 B" calcext:value-type="string">
            <text:p>X P1[31]/SCK1/AD0[5] 20 1000 4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table:formula="of:=[.C51]+100" office:value-type="float" office:value="4950" calcext:value-type="float">
            <text:p>4950</text:p>
          </table:table-cell>
          <table:table-cell office:value-type="string" calcext:value-type="string">
            <text:p>L</text:p>
          </table:table-cell>
          <table:table-cell table:formula="of:=CONCATENATE(&quot;X &quot;;[.A52];&quot; &quot;;[.B52];&quot; 1000 &quot;;[.C52];&quot; &quot;;[.D52];&quot; 50 50 1 1 B&quot;)" office:value-type="string" office:string-value="X P1[4]/ENET_TX_EN 93 1000 4950 L 50 50 1 1 B" calcext:value-type="string">
            <text:p>X P1[4]/ENET_TX_EN 93 1000 4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table:formula="of:=[.C52]+100" office:value-type="float" office:value="5050" calcext:value-type="float">
            <text:p>5050</text:p>
          </table:table-cell>
          <table:table-cell office:value-type="string" calcext:value-type="string">
            <text:p>L</text:p>
          </table:table-cell>
          <table:table-cell table:formula="of:=CONCATENATE(&quot;X &quot;;[.A53];&quot; &quot;;[.B53];&quot; 1000 &quot;;[.C53];&quot; &quot;;[.D53];&quot; 50 50 1 1 B&quot;)" office:value-type="string" office:string-value="X P1[8]/ENET_CRS 92 1000 5050 L 50 50 1 1 B" calcext:value-type="string">
            <text:p>X P1[8]/ENET_CRS 92 1000 5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table:formula="of:=[.C53]+100" office:value-type="float" office:value="5150" calcext:value-type="float">
            <text:p>5150</text:p>
          </table:table-cell>
          <table:table-cell office:value-type="string" calcext:value-type="string">
            <text:p>L</text:p>
          </table:table-cell>
          <table:table-cell table:formula="of:=CONCATENATE(&quot;X &quot;;[.A54];&quot; &quot;;[.B54];&quot; 1000 &quot;;[.C54];&quot; &quot;;[.D54];&quot; 50 50 1 1 B&quot;)" office:value-type="string" office:string-value="X P1[9]/ENET_RXD0 91 1000 5150 L 50 50 1 1 B" calcext:value-type="string">
            <text:p>X P1[9]/ENET_RXD0 91 1000 5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formula="of:=[.C54]+100" office:value-type="float" office:value="5250" calcext:value-type="float">
            <text:p>5250</text:p>
          </table:table-cell>
          <table:table-cell office:value-type="string" calcext:value-type="string">
            <text:p>L</text:p>
          </table:table-cell>
          <table:table-cell table:formula="of:=CONCATENATE(&quot;X &quot;;[.A55];&quot; &quot;;[.B55];&quot; 1000 &quot;;[.C55];&quot; &quot;;[.D55];&quot; 50 50 1 1 B&quot;)" office:value-type="string" office:string-value="X P2[0]/PWM1[1]/TXD1 75 1000 5250 L 50 50 1 1 B" calcext:value-type="string">
            <text:p>X P2[0]/PWM1[1]/TXD1 75 1000 5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formula="of:=[.C55]+100" office:value-type="float" office:value="5350" calcext:value-type="float">
            <text:p>5350</text:p>
          </table:table-cell>
          <table:table-cell office:value-type="string" calcext:value-type="string">
            <text:p>L</text:p>
          </table:table-cell>
          <table:table-cell table:formula="of:=CONCATENATE(&quot;X &quot;;[.A56];&quot; &quot;;[.B56];&quot; 1000 &quot;;[.C56];&quot; &quot;;[.D56];&quot; 50 50 1 1 B&quot;)" office:value-type="string" office:string-value="X P2[1]/PWM1[2]/RXD1 74 1000 5350 L 50 50 1 1 B" calcext:value-type="string">
            <text:p>X P2[1]/PWM1[2]/RXD1 74 1000 5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formula="of:=[.C56]+100" office:value-type="float" office:value="5450" calcext:value-type="float">
            <text:p>5450</text:p>
          </table:table-cell>
          <table:table-cell office:value-type="string" calcext:value-type="string">
            <text:p>L</text:p>
          </table:table-cell>
          <table:table-cell table:formula="of:=CONCATENATE(&quot;X &quot;;[.A57];&quot; &quot;;[.B57];&quot; 1000 &quot;;[.C57];&quot; &quot;;[.D57];&quot; 50 50 1 1 B&quot;)" office:value-type="string" office:string-value="X P2[10]/EINT0/NMI 53 1000 5450 L 50 50 1 1 B" calcext:value-type="string">
            <text:p>X P2[10]/EINT0/NMI 53 1000 54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formula="of:=[.C57]+100" office:value-type="float" office:value="5550" calcext:value-type="float">
            <text:p>5550</text:p>
          </table:table-cell>
          <table:table-cell office:value-type="string" calcext:value-type="string">
            <text:p>L</text:p>
          </table:table-cell>
          <table:table-cell table:formula="of:=CONCATENATE(&quot;X &quot;;[.A58];&quot; &quot;;[.B58];&quot; 1000 &quot;;[.C58];&quot; &quot;;[.D58];&quot; 50 50 1 1 B&quot;)" office:value-type="string" office:string-value="X P2[11]/EINT1/I2STX_CLK 52 1000 5550 L 50 50 1 1 B" calcext:value-type="string">
            <text:p>X P2[11]/EINT1/I2STX_CLK 52 1000 55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formula="of:=[.C58]+100" office:value-type="float" office:value="5650" calcext:value-type="float">
            <text:p>5650</text:p>
          </table:table-cell>
          <table:table-cell office:value-type="string" calcext:value-type="string">
            <text:p>L</text:p>
          </table:table-cell>
          <table:table-cell table:formula="of:=CONCATENATE(&quot;X &quot;;[.A59];&quot; &quot;;[.B59];&quot; 1000 &quot;;[.C59];&quot; &quot;;[.D59];&quot; 50 50 1 1 B&quot;)" office:value-type="string" office:string-value="X P2[12]/EINT2/I2STX_WS 51 1000 5650 L 50 50 1 1 B" calcext:value-type="string">
            <text:p>X P2[12]/EINT2/I2STX_WS 51 1000 56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formula="of:=[.C59]+100" office:value-type="float" office:value="5750" calcext:value-type="float">
            <text:p>5750</text:p>
          </table:table-cell>
          <table:table-cell office:value-type="string" calcext:value-type="string">
            <text:p>L</text:p>
          </table:table-cell>
          <table:table-cell table:formula="of:=CONCATENATE(&quot;X &quot;;[.A60];&quot; &quot;;[.B60];&quot; 1000 &quot;;[.C60];&quot; &quot;;[.D60];&quot; 50 50 1 1 B&quot;)" office:value-type="string" office:string-value="X P2[13]/EINT3/I2STX_SDA 50 1000 5750 L 50 50 1 1 B" calcext:value-type="string">
            <text:p>X P2[13]/EINT3/I2STX_SDA 50 1000 5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formula="of:=[.C60]+100" office:value-type="float" office:value="5850" calcext:value-type="float">
            <text:p>5850</text:p>
          </table:table-cell>
          <table:table-cell office:value-type="string" calcext:value-type="string">
            <text:p>L</text:p>
          </table:table-cell>
          <table:table-cell table:formula="of:=CONCATENATE(&quot;X &quot;;[.A61];&quot; &quot;;[.B61];&quot; 1000 &quot;;[.C61];&quot; &quot;;[.D61];&quot; 50 50 1 1 B&quot;)" office:value-type="string" office:string-value="X P2[2]/PWM1[3]/CTS1/TRACEDATA[3] 73 1000 5850 L 50 50 1 1 B" calcext:value-type="string">
            <text:p>X P2[2]/PWM1[3]/CTS1/TRACEDATA[3] 73 1000 5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formula="of:=[.C61]+100" office:value-type="float" office:value="5950" calcext:value-type="float">
            <text:p>5950</text:p>
          </table:table-cell>
          <table:table-cell office:value-type="string" calcext:value-type="string">
            <text:p>L</text:p>
          </table:table-cell>
          <table:table-cell table:formula="of:=CONCATENATE(&quot;X &quot;;[.A62];&quot; &quot;;[.B62];&quot; 1000 &quot;;[.C62];&quot; &quot;;[.D62];&quot; 50 50 1 1 B&quot;)" office:value-type="string" office:string-value="X P2[3]/PWM1[4]/DCD1/TRACEDATA[2] 70 1000 5950 L 50 50 1 1 B" calcext:value-type="string">
            <text:p>X P2[3]/PWM1[4]/DCD1/TRACEDATA[2] 70 1000 5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formula="of:=[.C62]+100" office:value-type="float" office:value="6050" calcext:value-type="float">
            <text:p>6050</text:p>
          </table:table-cell>
          <table:table-cell office:value-type="string" calcext:value-type="string">
            <text:p>L</text:p>
          </table:table-cell>
          <table:table-cell table:formula="of:=CONCATENATE(&quot;X &quot;;[.A63];&quot; &quot;;[.B63];&quot; 1000 &quot;;[.C63];&quot; &quot;;[.D63];&quot; 50 50 1 1 B&quot;)" office:value-type="string" office:string-value="X P2[4]/PWM1[5]/DSR1/TRACEDATA[1] 69 1000 6050 L 50 50 1 1 B" calcext:value-type="string">
            <text:p>X P2[4]/PWM1[5]/DSR1/TRACEDATA[1] 69 1000 6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formula="of:=[.C63]+100" office:value-type="float" office:value="6150" calcext:value-type="float">
            <text:p>6150</text:p>
          </table:table-cell>
          <table:table-cell office:value-type="string" calcext:value-type="string">
            <text:p>L</text:p>
          </table:table-cell>
          <table:table-cell table:formula="of:=CONCATENATE(&quot;X &quot;;[.A64];&quot; &quot;;[.B64];&quot; 1000 &quot;;[.C64];&quot; &quot;;[.D64];&quot; 50 50 1 1 B&quot;)" office:value-type="string" office:string-value="X P2[5]/PWM1[6]/DTR1/TRACEDATA[0] 68 1000 6150 L 50 50 1 1 B" calcext:value-type="string">
            <text:p>X P2[5]/PWM1[6]/DTR1/TRACEDATA[0] 68 1000 6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formula="of:=[.C64]+100" office:value-type="float" office:value="6250" calcext:value-type="float">
            <text:p>6250</text:p>
          </table:table-cell>
          <table:table-cell office:value-type="string" calcext:value-type="string">
            <text:p>L</text:p>
          </table:table-cell>
          <table:table-cell table:formula="of:=CONCATENATE(&quot;X &quot;;[.A65];&quot; &quot;;[.B65];&quot; 1000 &quot;;[.C65];&quot; &quot;;[.D65];&quot; 50 50 1 1 B&quot;)" office:value-type="string" office:string-value="X P2[6]/PCAP1[0]/RI1/TRACECLK 67 1000 6250 L 50 50 1 1 B" calcext:value-type="string">
            <text:p>X P2[6]/PCAP1[0]/RI1/TRACECLK 67 1000 6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formula="of:=[.C65]+100" office:value-type="float" office:value="6350" calcext:value-type="float">
            <text:p>6350</text:p>
          </table:table-cell>
          <table:table-cell office:value-type="string" calcext:value-type="string">
            <text:p>L</text:p>
          </table:table-cell>
          <table:table-cell table:formula="of:=CONCATENATE(&quot;X &quot;;[.A66];&quot; &quot;;[.B66];&quot; 1000 &quot;;[.C66];&quot; &quot;;[.D66];&quot; 50 50 1 1 B&quot;)" office:value-type="string" office:string-value="X P2[7]/RD2/RTS1 66 1000 6350 L 50 50 1 1 B" calcext:value-type="string">
            <text:p>X P2[7]/RD2/RTS1 66 1000 6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formula="of:=[.C66]+100" office:value-type="float" office:value="6450" calcext:value-type="float">
            <text:p>6450</text:p>
          </table:table-cell>
          <table:table-cell office:value-type="string" calcext:value-type="string">
            <text:p>L</text:p>
          </table:table-cell>
          <table:table-cell table:formula="of:=CONCATENATE(&quot;X &quot;;[.A67];&quot; &quot;;[.B67];&quot; 1000 &quot;;[.C67];&quot; &quot;;[.D67];&quot; 50 50 1 1 B&quot;)" office:value-type="string" office:string-value="X P2[8]/TD2/TXD2 65 1000 6450 L 50 50 1 1 B" calcext:value-type="string">
            <text:p>X P2[8]/TD2/TXD2 65 1000 6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formula="of:=[.C67]+100" office:value-type="float" office:value="6550" calcext:value-type="float">
            <text:p>6550</text:p>
          </table:table-cell>
          <table:table-cell office:value-type="string" calcext:value-type="string">
            <text:p>L</text:p>
          </table:table-cell>
          <table:table-cell table:formula="of:=CONCATENATE(&quot;X &quot;;[.A68];&quot; &quot;;[.B68];&quot; 1000 &quot;;[.C68];&quot; &quot;;[.D68];&quot; 50 50 1 1 B&quot;)" office:value-type="string" office:string-value="X P2[9]/USB_CONNECT/RXD2 64 1000 6550 L 50 50 1 1 B" calcext:value-type="string">
            <text:p>X P2[9]/USB_CONNECT/RXD2 64 1000 6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formula="of:=[.C68]+100" office:value-type="float" office:value="6650" calcext:value-type="float">
            <text:p>6650</text:p>
          </table:table-cell>
          <table:table-cell office:value-type="string" calcext:value-type="string">
            <text:p>L</text:p>
          </table:table-cell>
          <table:table-cell table:formula="of:=CONCATENATE(&quot;X &quot;;[.A69];&quot; &quot;;[.B69];&quot; 1000 &quot;;[.C69];&quot; &quot;;[.D69];&quot; 50 50 1 1 B&quot;)" office:value-type="string" office:string-value="X P3[25]/MAT0[0]/PWM1[2] 27 1000 6650 L 50 50 1 1 B" calcext:value-type="string">
            <text:p>X P3[25]/MAT0[0]/PWM1[2] 27 1000 6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formula="of:=[.C69]+100" office:value-type="float" office:value="6750" calcext:value-type="float">
            <text:p>6750</text:p>
          </table:table-cell>
          <table:table-cell office:value-type="string" calcext:value-type="string">
            <text:p>L</text:p>
          </table:table-cell>
          <table:table-cell table:formula="of:=CONCATENATE(&quot;X &quot;;[.A70];&quot; &quot;;[.B70];&quot; 1000 &quot;;[.C70];&quot; &quot;;[.D70];&quot; 50 50 1 1 B&quot;)" office:value-type="string" office:string-value="X P3[26]/STCLK/MAT0[1]/PWM1[3] 26 1000 6750 L 50 50 1 1 B" calcext:value-type="string">
            <text:p>X P3[26]/STCLK/MAT0[1]/PWM1[3] 26 1000 6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formula="of:=[.C70]+100" office:value-type="float" office:value="6850" calcext:value-type="float">
            <text:p>6850</text:p>
          </table:table-cell>
          <table:table-cell office:value-type="string" calcext:value-type="string">
            <text:p>L</text:p>
          </table:table-cell>
          <table:table-cell table:formula="of:=CONCATENATE(&quot;X &quot;;[.A71];&quot; &quot;;[.B71];&quot; 1000 &quot;;[.C71];&quot; &quot;;[.D71];&quot; 50 50 1 1 B&quot;)" office:value-type="string" office:string-value="X P4[28]/RX_MCLK/MAT2[0]/TXD3 82 1000 6850 L 50 50 1 1 B" calcext:value-type="string">
            <text:p>X P4[28]/RX_MCLK/MAT2[0]/TXD3 82 1000 6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formula="of:=[.C71]+100" office:value-type="float" office:value="6950" calcext:value-type="float">
            <text:p>6950</text:p>
          </table:table-cell>
          <table:table-cell office:value-type="string" calcext:value-type="string">
            <text:p>L</text:p>
          </table:table-cell>
          <table:table-cell table:formula="of:=CONCATENATE(&quot;X &quot;;[.A72];&quot; &quot;;[.B72];&quot; 1000 &quot;;[.C72];&quot; &quot;;[.D72];&quot; 50 50 1 1 B&quot;)" office:value-type="string" office:string-value="X P4[29]/TX_MCLK/MAT2[1]/RXD3 85 1000 6950 L 50 50 1 1 B" calcext:value-type="string">
            <text:p>X P4[29]/TX_MCLK/MAT2[1]/RXD3 85 1000 6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table:style-name="ce8" office:value-type="float" office:value="17" calcext:value-type="float">
            <text:p>17</text:p>
          </table:table-cell>
          <table:table-cell table:formula="of:=[.C72]+100" office:value-type="float" office:value="7050" calcext:value-type="float">
            <text:p>7050</text:p>
          </table:table-cell>
          <table:table-cell office:value-type="string" calcext:value-type="string">
            <text:p>L</text:p>
          </table:table-cell>
          <table:table-cell table:formula="of:=CONCATENATE(&quot;X &quot;;[.A73];&quot; &quot;;[.B73];&quot; 1000 &quot;;[.C73];&quot; &quot;;[.D73];&quot; 50 50 1 1 B&quot;)" office:value-type="string" office:string-value="X RESET 17 1000 7050 L 50 50 1 1 B" calcext:value-type="string">
            <text:p>X RESET 17 1000 7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table:formula="of:=[.C73]+100" office:value-type="float" office:value="7150" calcext:value-type="float">
            <text:p>7150</text:p>
          </table:table-cell>
          <table:table-cell office:value-type="string" calcext:value-type="string">
            <text:p>L</text:p>
          </table:table-cell>
          <table:table-cell table:formula="of:=CONCATENATE(&quot;X &quot;;[.A74];&quot; &quot;;[.B74];&quot; 1000 &quot;;[.C74];&quot; &quot;;[.D74];&quot; 50 50 1 1 B&quot;)" office:value-type="string" office:string-value="X RSTOUT 14 1000 7150 L 50 50 1 1 B" calcext:value-type="string">
            <text:p>X RSTOUT 14 1000 7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table:formula="of:=[.C74]+100" office:value-type="float" office:value="7250" calcext:value-type="float">
            <text:p>7250</text:p>
          </table:table-cell>
          <table:table-cell office:value-type="string" calcext:value-type="string">
            <text:p>L</text:p>
          </table:table-cell>
          <table:table-cell table:formula="of:=CONCATENATE(&quot;X &quot;;[.A75];&quot; &quot;;[.B75];&quot; 1000 &quot;;[.C75];&quot; &quot;;[.D75];&quot; 50 50 1 1 B&quot;)" office:value-type="string" office:string-value="X RTCK 100 1000 7250 L 50 50 1 1 B" calcext:value-type="string">
            <text:p>X RTCK 100 1000 7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table:formula="of:=[.C75]+100" office:value-type="float" office:value="7350" calcext:value-type="float">
            <text:p>7350</text:p>
          </table:table-cell>
          <table:table-cell office:value-type="string" calcext:value-type="string">
            <text:p>L</text:p>
          </table:table-cell>
          <table:table-cell table:formula="of:=CONCATENATE(&quot;X &quot;;[.A76];&quot; &quot;;[.B76];&quot; 1000 &quot;;[.C76];&quot; &quot;;[.D76];&quot; 50 50 1 1 B&quot;)" office:value-type="string" office:string-value="X RTCX1 16 1000 7350 L 50 50 1 1 B" calcext:value-type="string">
            <text:p>X RTCX1 16 1000 7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table:formula="of:=[.C76]+100" office:value-type="float" office:value="7450" calcext:value-type="float">
            <text:p>7450</text:p>
          </table:table-cell>
          <table:table-cell office:value-type="string" calcext:value-type="string">
            <text:p>L</text:p>
          </table:table-cell>
          <table:table-cell table:formula="of:=CONCATENATE(&quot;X &quot;;[.A77];&quot; &quot;;[.B77];&quot; 1000 &quot;;[.C77];&quot; &quot;;[.D77];&quot; 50 50 1 1 B&quot;)" office:value-type="string" office:string-value="X RTCX2 18 1000 7450 L 50 50 1 1 B" calcext:value-type="string">
            <text:p>X RTCX2 18 1000 7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table:formula="of:=[.C77]+100" office:value-type="float" office:value="7550" calcext:value-type="float">
            <text:p>7550</text:p>
          </table:table-cell>
          <table:table-cell office:value-type="string" calcext:value-type="string">
            <text:p>L</text:p>
          </table:table-cell>
          <table:table-cell table:formula="of:=CONCATENATE(&quot;X &quot;;[.A78];&quot; &quot;;[.B78];&quot; 1000 &quot;;[.C78];&quot; &quot;;[.D78];&quot; 50 50 1 1 B&quot;)" office:value-type="string" office:string-value="X TCK/SWDCLK 5 1000 7550 L 50 50 1 1 B" calcext:value-type="string">
            <text:p>X TCK/SWDCLK 5 1000 7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table:formula="of:=[.C78]+100" office:value-type="float" office:value="7650" calcext:value-type="float">
            <text:p>7650</text:p>
          </table:table-cell>
          <table:table-cell office:value-type="string" calcext:value-type="string">
            <text:p>L</text:p>
          </table:table-cell>
          <table:table-cell table:formula="of:=CONCATENATE(&quot;X &quot;;[.A79];&quot; &quot;;[.B79];&quot; 1000 &quot;;[.C79];&quot; &quot;;[.D79];&quot; 50 50 1 1 B&quot;)" office:value-type="string" office:string-value="X TDI 2 1000 7650 L 50 50 1 1 B" calcext:value-type="string">
            <text:p>X TDI 2 1000 7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table:formula="of:=[.C79]+100" office:value-type="float" office:value="7750" calcext:value-type="float">
            <text:p>7750</text:p>
          </table:table-cell>
          <table:table-cell office:value-type="string" calcext:value-type="string">
            <text:p>L</text:p>
          </table:table-cell>
          <table:table-cell table:formula="of:=CONCATENATE(&quot;X &quot;;[.A80];&quot; &quot;;[.B80];&quot; 1000 &quot;;[.C80];&quot; &quot;;[.D80];&quot; 50 50 1 1 B&quot;)" office:value-type="string" office:string-value="X TDO/SWO 1 1000 7750 L 50 50 1 1 B" calcext:value-type="string">
            <text:p>X TDO/SWO 1 1000 7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table:formula="of:=[.C80]+100" office:value-type="float" office:value="7850" calcext:value-type="float">
            <text:p>7850</text:p>
          </table:table-cell>
          <table:table-cell office:value-type="string" calcext:value-type="string">
            <text:p>L</text:p>
          </table:table-cell>
          <table:table-cell table:formula="of:=CONCATENATE(&quot;X &quot;;[.A81];&quot; &quot;;[.B81];&quot; 1000 &quot;;[.C81];&quot; &quot;;[.D81];&quot; 50 50 1 1 B&quot;)" office:value-type="string" office:string-value="X TMS/SWDIO 3 1000 7850 L 50 50 1 1 B" calcext:value-type="string">
            <text:p>X TMS/SWDIO 3 1000 7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table:formula="of:=[.C81]+100" office:value-type="float" office:value="7950" calcext:value-type="float">
            <text:p>7950</text:p>
          </table:table-cell>
          <table:table-cell office:value-type="string" calcext:value-type="string">
            <text:p>L</text:p>
          </table:table-cell>
          <table:table-cell table:formula="of:=CONCATENATE(&quot;X &quot;;[.A82];&quot; &quot;;[.B82];&quot; 1000 &quot;;[.C82];&quot; &quot;;[.D82];&quot; 50 50 1 1 B&quot;)" office:value-type="string" office:string-value="X TRST 4 1000 7950 L 50 50 1 1 B" calcext:value-type="string">
            <text:p>X TRST 4 1000 7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table:formula="of:=[.C82]+100" office:value-type="float" office:value="8050" calcext:value-type="float">
            <text:p>8050</text:p>
          </table:table-cell>
          <table:table-cell office:value-type="string" calcext:value-type="string">
            <text:p>L</text:p>
          </table:table-cell>
          <table:table-cell table:formula="of:=CONCATENATE(&quot;X &quot;;[.A83];&quot; &quot;;[.B83];&quot; 1000 &quot;;[.C83];&quot; &quot;;[.D83];&quot; 50 50 1 1 B&quot;)" office:value-type="string" office:string-value="X VBAT 19 1000 8050 L 50 50 1 1 B" calcext:value-type="string">
            <text:p>X VBAT 19 1000 8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table:formula="of:=[.C83]+100" office:value-type="float" office:value="8150" calcext:value-type="float">
            <text:p>8150</text:p>
          </table:table-cell>
          <table:table-cell office:value-type="string" calcext:value-type="string">
            <text:p>L</text:p>
          </table:table-cell>
          <table:table-cell table:formula="of:=CONCATENATE(&quot;X &quot;;[.A84];&quot; &quot;;[.B84];&quot; 1000 &quot;;[.C84];&quot; &quot;;[.D84];&quot; 50 50 1 1 B&quot;)" office:value-type="string" office:string-value="X VDD(3V3) 28 1000 8150 L 50 50 1 1 B" calcext:value-type="string">
            <text:p>X VDD(3V3) 28 1000 8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table:formula="of:=[.C84]+100" office:value-type="float" office:value="8250" calcext:value-type="float">
            <text:p>8250</text:p>
          </table:table-cell>
          <table:table-cell office:value-type="string" calcext:value-type="string">
            <text:p>L</text:p>
          </table:table-cell>
          <table:table-cell table:formula="of:=CONCATENATE(&quot;X &quot;;[.A85];&quot; &quot;;[.B85];&quot; 1000 &quot;;[.C85];&quot; &quot;;[.D85];&quot; 50 50 1 1 B&quot;)" office:value-type="string" office:string-value="X VDD(3V3) 54 1000 8250 L 50 50 1 1 B" calcext:value-type="string">
            <text:p>X VDD(3V3) 54 1000 8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table:formula="of:=[.C85]+100" office:value-type="float" office:value="8350" calcext:value-type="float">
            <text:p>8350</text:p>
          </table:table-cell>
          <table:table-cell office:value-type="string" calcext:value-type="string">
            <text:p>L</text:p>
          </table:table-cell>
          <table:table-cell table:formula="of:=CONCATENATE(&quot;X &quot;;[.A86];&quot; &quot;;[.B86];&quot; 1000 &quot;;[.C86];&quot; &quot;;[.D86];&quot; 50 50 1 1 B&quot;)" office:value-type="string" office:string-value="X VDD(3V3) 71 1000 8350 L 50 50 1 1 B" calcext:value-type="string">
            <text:p>X VDD(3V3) 71 1000 8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table:formula="of:=[.C86]+100" office:value-type="float" office:value="8450" calcext:value-type="float">
            <text:p>8450</text:p>
          </table:table-cell>
          <table:table-cell office:value-type="string" calcext:value-type="string">
            <text:p>L</text:p>
          </table:table-cell>
          <table:table-cell table:formula="of:=CONCATENATE(&quot;X &quot;;[.A87];&quot; &quot;;[.B87];&quot; 1000 &quot;;[.C87];&quot; &quot;;[.D87];&quot; 50 50 1 1 B&quot;)" office:value-type="string" office:string-value="X VDD(3V3) 96 1000 8450 L 50 50 1 1 B" calcext:value-type="string">
            <text:p>X VDD(3V3) 96 1000 8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table:formula="of:=[.C87]+100" office:value-type="float" office:value="8550" calcext:value-type="float">
            <text:p>8550</text:p>
          </table:table-cell>
          <table:table-cell office:value-type="string" calcext:value-type="string">
            <text:p>L</text:p>
          </table:table-cell>
          <table:table-cell table:formula="of:=CONCATENATE(&quot;X &quot;;[.A88];&quot; &quot;;[.B88];&quot; 1000 &quot;;[.C88];&quot; &quot;;[.D88];&quot; 50 50 1 1 B&quot;)" office:value-type="string" office:string-value="X VDD(REG)(3V3) 84 1000 8550 L 50 50 1 1 B" calcext:value-type="string">
            <text:p>X VDD(REG)(3V3) 84 1000 8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table:formula="of:=[.C88]+100" office:value-type="float" office:value="8650" calcext:value-type="float">
            <text:p>8650</text:p>
          </table:table-cell>
          <table:table-cell office:value-type="string" calcext:value-type="string">
            <text:p>L</text:p>
          </table:table-cell>
          <table:table-cell table:formula="of:=CONCATENATE(&quot;X &quot;;[.A89];&quot; &quot;;[.B89];&quot; 1000 &quot;;[.C89];&quot; &quot;;[.D89];&quot; 50 50 1 1 B&quot;)" office:value-type="string" office:string-value="X VDD(REG)(3V3)*** 42 1000 8650 L 50 50 1 1 B" calcext:value-type="string">
            <text:p>X VDD(REG)(3V3)*** 42 1000 8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table:formula="of:=[.C89]+100" office:value-type="float" office:value="8750" calcext:value-type="float">
            <text:p>8750</text:p>
          </table:table-cell>
          <table:table-cell office:value-type="string" calcext:value-type="string">
            <text:p>L</text:p>
          </table:table-cell>
          <table:table-cell table:formula="of:=CONCATENATE(&quot;X &quot;;[.A90];&quot; &quot;;[.B90];&quot; 1000 &quot;;[.C90];&quot; &quot;;[.D90];&quot; 50 50 1 1 B&quot;)" office:value-type="string" office:string-value="X VDDA 10 1000 8750 L 50 50 1 1 B" calcext:value-type="string">
            <text:p>X VDDA 10 1000 8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table:formula="of:=[.C90]+100" office:value-type="float" office:value="8850" calcext:value-type="float">
            <text:p>8850</text:p>
          </table:table-cell>
          <table:table-cell office:value-type="string" calcext:value-type="string">
            <text:p>L</text:p>
          </table:table-cell>
          <table:table-cell table:formula="of:=CONCATENATE(&quot;X &quot;;[.A91];&quot; &quot;;[.B91];&quot; 1000 &quot;;[.C91];&quot; &quot;;[.D91];&quot; 50 50 1 1 B&quot;)" office:value-type="string" office:string-value="X VREFN 15 1000 8850 L 50 50 1 1 B" calcext:value-type="string">
            <text:p>X VREFN 15 1000 8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table:formula="of:=[.C91]+100" office:value-type="float" office:value="8950" calcext:value-type="float">
            <text:p>8950</text:p>
          </table:table-cell>
          <table:table-cell office:value-type="string" calcext:value-type="string">
            <text:p>L</text:p>
          </table:table-cell>
          <table:table-cell table:formula="of:=CONCATENATE(&quot;X &quot;;[.A92];&quot; &quot;;[.B92];&quot; 1000 &quot;;[.C92];&quot; &quot;;[.D92];&quot; 50 50 1 1 B&quot;)" office:value-type="string" office:string-value="X VREFP 12 1000 8950 L 50 50 1 1 B" calcext:value-type="string">
            <text:p>X VREFP 12 1000 8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table:formula="of:=[.C92]+100" office:value-type="float" office:value="9050" calcext:value-type="float">
            <text:p>9050</text:p>
          </table:table-cell>
          <table:table-cell office:value-type="string" calcext:value-type="string">
            <text:p>L</text:p>
          </table:table-cell>
          <table:table-cell table:formula="of:=CONCATENATE(&quot;X &quot;;[.A93];&quot; &quot;;[.B93];&quot; 1000 &quot;;[.C93];&quot; &quot;;[.D93];&quot; 50 50 1 1 B&quot;)" office:value-type="string" office:string-value="X VSS 31 1000 9050 L 50 50 1 1 B" calcext:value-type="string">
            <text:p>X VSS 31 1000 9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table:formula="of:=[.C93]+100" office:value-type="float" office:value="9150" calcext:value-type="float">
            <text:p>9150</text:p>
          </table:table-cell>
          <table:table-cell office:value-type="string" calcext:value-type="string">
            <text:p>L</text:p>
          </table:table-cell>
          <table:table-cell table:formula="of:=CONCATENATE(&quot;X &quot;;[.A94];&quot; &quot;;[.B94];&quot; 1000 &quot;;[.C94];&quot; &quot;;[.D94];&quot; 50 50 1 1 B&quot;)" office:value-type="string" office:string-value="X VSS 41 1000 9150 L 50 50 1 1 B" calcext:value-type="string">
            <text:p>X VSS 41 1000 9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table:formula="of:=[.C94]+100" office:value-type="float" office:value="9250" calcext:value-type="float">
            <text:p>9250</text:p>
          </table:table-cell>
          <table:table-cell office:value-type="string" calcext:value-type="string">
            <text:p>L</text:p>
          </table:table-cell>
          <table:table-cell table:formula="of:=CONCATENATE(&quot;X &quot;;[.A95];&quot; &quot;;[.B95];&quot; 1000 &quot;;[.C95];&quot; &quot;;[.D95];&quot; 50 50 1 1 B&quot;)" office:value-type="string" office:string-value="X VSS 55 1000 9250 L 50 50 1 1 B" calcext:value-type="string">
            <text:p>X VSS 55 1000 9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table:formula="of:=[.C95]+100" office:value-type="float" office:value="9350" calcext:value-type="float">
            <text:p>9350</text:p>
          </table:table-cell>
          <table:table-cell office:value-type="string" calcext:value-type="string">
            <text:p>L</text:p>
          </table:table-cell>
          <table:table-cell table:formula="of:=CONCATENATE(&quot;X &quot;;[.A96];&quot; &quot;;[.B96];&quot; 1000 &quot;;[.C96];&quot; &quot;;[.D96];&quot; 50 50 1 1 B&quot;)" office:value-type="string" office:string-value="X VSS 72 1000 9350 L 50 50 1 1 B" calcext:value-type="string">
            <text:p>X VSS 72 1000 9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table:formula="of:=[.C96]+100" office:value-type="float" office:value="9450" calcext:value-type="float">
            <text:p>9450</text:p>
          </table:table-cell>
          <table:table-cell office:value-type="string" calcext:value-type="string">
            <text:p>L</text:p>
          </table:table-cell>
          <table:table-cell table:formula="of:=CONCATENATE(&quot;X &quot;;[.A97];&quot; &quot;;[.B97];&quot; 1000 &quot;;[.C97];&quot; &quot;;[.D97];&quot; 50 50 1 1 B&quot;)" office:value-type="string" office:string-value="X VSS 83 1000 9450 L 50 50 1 1 B" calcext:value-type="string">
            <text:p>X VSS 83 1000 9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table:formula="of:=[.C97]+100" office:value-type="float" office:value="9550" calcext:value-type="float">
            <text:p>9550</text:p>
          </table:table-cell>
          <table:table-cell office:value-type="string" calcext:value-type="string">
            <text:p>L</text:p>
          </table:table-cell>
          <table:table-cell table:formula="of:=CONCATENATE(&quot;X &quot;;[.A98];&quot; &quot;;[.B98];&quot; 1000 &quot;;[.C98];&quot; &quot;;[.D98];&quot; 50 50 1 1 B&quot;)" office:value-type="string" office:string-value="X VSS 97 1000 9550 L 50 50 1 1 B" calcext:value-type="string">
            <text:p>X VSS 97 1000 9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table:formula="of:=[.C98]+100" office:value-type="float" office:value="9650" calcext:value-type="float">
            <text:p>9650</text:p>
          </table:table-cell>
          <table:table-cell office:value-type="string" calcext:value-type="string">
            <text:p>L</text:p>
          </table:table-cell>
          <table:table-cell table:formula="of:=CONCATENATE(&quot;X &quot;;[.A99];&quot; &quot;;[.B99];&quot; 1000 &quot;;[.C99];&quot; &quot;;[.D99];&quot; 50 50 1 1 B&quot;)" office:value-type="string" office:string-value="X VSSA 11 1000 9650 L 50 50 1 1 B" calcext:value-type="string">
            <text:p>X VSSA 11 1000 9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table:formula="of:=[.C99]+100" office:value-type="float" office:value="9750" calcext:value-type="float">
            <text:p>9750</text:p>
          </table:table-cell>
          <table:table-cell office:value-type="string" calcext:value-type="string">
            <text:p>L</text:p>
          </table:table-cell>
          <table:table-cell table:formula="of:=CONCATENATE(&quot;X &quot;;[.A100];&quot; &quot;;[.B100];&quot; 1000 &quot;;[.C100];&quot; &quot;;[.D100];&quot; 50 50 1 1 B&quot;)" office:value-type="string" office:string-value="X XTAL1 22 1000 9750 L 50 50 1 1 B" calcext:value-type="string">
            <text:p>X XTAL1 22 1000 9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table:formula="of:=[.C100]+100" office:value-type="float" office:value="9850" calcext:value-type="float">
            <text:p>9850</text:p>
          </table:table-cell>
          <table:table-cell office:value-type="string" calcext:value-type="string">
            <text:p>L</text:p>
          </table:table-cell>
          <table:table-cell table:formula="of:=CONCATENATE(&quot;X &quot;;[.A101];&quot; &quot;;[.B101];&quot; 1000 &quot;;[.C101];&quot; &quot;;[.D101];&quot; 50 50 1 1 B&quot;)" office:value-type="string" office:string-value="X XTAL2 23 1000 9850 L 50 50 1 1 B" calcext:value-type="string">
            <text:p>X XTAL2 23 1000 9850 L 50 50 1 1 B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Processed.A2:Processed.P101" table:contains-header="fals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17in" style:num-format="1" style:print-orientation="portrait" fo:margin-top="0.75in" fo:margin-bottom="0.75in" fo:margin-left="0.7in" fo:margin-right="0.7in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09:16:16.204681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PC1769FBD100_2c_551" style:display-name="PageStyle_LPC1769FBD100,5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sed" style:display-name="PageStyle_Process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iCAD" style:display-name="PageStyle_KiC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4-06T03:45:58</meta:creation-date>
    <dc:date>2016-07-30T10:22:09.960875827</dc:date>
    <meta:generator>LibreOffice/4.2.8.2$Linux_X86_64 LibreOffice_project/420m0$Build-2</meta:generator>
    <meta:editing-duration>PT3H32M6S</meta:editing-duration>
    <meta:editing-cycles>8</meta:editing-cycles>
    <meta:print-date>2016-07-13T12:13:38.076668419</meta:print-date>
    <meta:document-statistic meta:table-count="3" meta:cell-count="180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